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2.002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10" table:number-columns-repeated="3" table:default-cell-style-name="Default"/>
        <table:table-column table:style-name="co6" table:number-columns-repeated="6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1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2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2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2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2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2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2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2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2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2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2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2"/>
        </table:table-row>
        <table:table-row table:style-name="ro1">
          <table:table-cell office:value-type="float" office:value="4">
            <text:p>4</text:p>
          </table:table-cell>
          <table:table-cell table:number-columns-repeated="161"/>
        </table:table-row>
        <table:table-row table:style-name="ro1">
          <table:table-cell office:value-type="string">
            <text:p>modified data: </text:p>
          </table:table-cell>
          <table:table-cell table:number-columns-repeated="161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2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2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2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2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2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2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2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2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2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2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2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58"/>
        </table:table-row>
        <table:table-row table:style-name="ro1">
          <table:table-cell office:value-type="string">
            <text:p>Weight: <text:s/>light</text:p>
          </table:table-cell>
          <table:table-cell table:number-columns-repeated="161"/>
        </table:table-row>
        <table:table-row table:style-name="ro1">
          <table:table-cell office:value-type="string">
            <text:p>Time: <text:s/>sudden</text:p>
          </table:table-cell>
          <table:table-cell table:number-columns-repeated="161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1"/>
        </table:table-row>
        <table:table-row table:style-name="ro1">
          <table:table-cell office:value-type="string">
            <text:p>Flow: <text:s/>free</text:p>
          </table:table-cell>
          <table:table-cell table:number-columns-repeated="161"/>
        </table:table-row>
        <table:table-row table:style-name="ro1">
          <table:table-cell table:number-columns-repeated="162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1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1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float" office:value="7">
            <text:p>7</text:p>
          </table:table-cell>
          <table:table-cell table:number-columns-repeated="161"/>
        </table:table-row>
        <table:table-row table:style-name="ro1">
          <table:table-cell office:value-type="string">
            <text:p>[78.625</text:p>
          </table:table-cell>
          <table:table-cell office:value-type="float" office:value="87.625">
            <text:p>87.63</text:p>
          </table:table-cell>
          <table:table-cell office:value-type="float" office:value="98.875">
            <text:p>98.88</text:p>
          </table:table-cell>
          <table:table-cell office:value-type="float" office:value="108.4375">
            <text:p>108.44</text:p>
          </table:table-cell>
          <table:table-cell office:value-type="float" office:value="118">
            <text:p>118</text:p>
          </table:table-cell>
          <table:table-cell office:value-type="float" office:value="127.5625">
            <text:p>127.56</text:p>
          </table:table-cell>
          <table:table-cell office:value-type="float" office:value="136.8125">
            <text:p>136.81</text:p>
          </table:table-cell>
          <table:table-cell office:value-type="float" office:value="148.1875">
            <text:p>148.19</text:p>
          </table:table-cell>
          <table:table-cell office:value-type="float" office:value="156.625">
            <text:p>156.63</text:p>
          </table:table-cell>
          <table:table-cell office:value-type="float" office:value="158.9375">
            <text:p>158.94</text:p>
          </table:table-cell>
          <table:table-cell office:value-type="float" office:value="163.0625">
            <text:p>163.06</text:p>
          </table:table-cell>
          <table:table-cell office:value-type="float" office:value="163.125">
            <text:p>163.13</text:p>
          </table:table-cell>
          <table:table-cell office:value-type="float" office:value="155.3125">
            <text:p>155.31</text:p>
          </table:table-cell>
          <table:table-cell office:value-type="float" office:value="143.1875">
            <text:p>143.19</text:p>
          </table:table-cell>
          <table:table-cell office:value-type="float" office:value="128.0625">
            <text:p>128.06</text:p>
          </table:table-cell>
          <table:table-cell office:value-type="float" office:value="113.5625">
            <text:p>113.56</text:p>
          </table:table-cell>
          <table:table-cell office:value-type="float" office:value="99.875">
            <text:p>99.88</text:p>
          </table:table-cell>
          <table:table-cell office:value-type="float" office:value="92.375">
            <text:p>92.38</text:p>
          </table:table-cell>
          <table:table-cell office:value-type="float" office:value="91.9375">
            <text:p>91.94</text:p>
          </table:table-cell>
          <table:table-cell office:value-type="float" office:value="87.5625">
            <text:p>87.56</text:p>
          </table:table-cell>
          <table:table-cell office:value-type="float" office:value="83.375">
            <text:p>83.38</text:p>
          </table:table-cell>
          <table:table-cell office:value-type="float" office:value="84.0625">
            <text:p>84.06</text:p>
          </table:table-cell>
          <table:table-cell office:value-type="float" office:value="85.5">
            <text:p>85.5</text:p>
          </table:table-cell>
          <table:table-cell office:value-type="float" office:value="88.5">
            <text:p>88.5</text:p>
          </table:table-cell>
          <table:table-cell office:value-type="float" office:value="92.3125">
            <text:p>92.31</text:p>
          </table:table-cell>
          <table:table-cell office:value-type="float" office:value="94.9375">
            <text:p>94.94</text:p>
          </table:table-cell>
          <table:table-cell office:value-type="float" office:value="95.8125">
            <text:p>95.81</text:p>
          </table:table-cell>
          <table:table-cell office:value-type="float" office:value="95.5625">
            <text:p>95.56</text:p>
          </table:table-cell>
          <table:table-cell office:value-type="float" office:value="95.1875">
            <text:p>95.19</text:p>
          </table:table-cell>
          <table:table-cell office:value-type="float" office:value="95.0625">
            <text:p>95.06</text:p>
          </table:table-cell>
          <table:table-cell table:number-columns-repeated="102" office:value-type="float" office:value="95">
            <text:p>95</text:p>
          </table:table-cell>
          <table:table-cell office:value-type="float" office:value="94.9375">
            <text:p>94.94</text:p>
          </table:table-cell>
          <table:table-cell office:value-type="float" office:value="94.625">
            <text:p>94.63</text:p>
          </table:table-cell>
          <table:table-cell office:value-type="float" office:value="94">
            <text:p>94</text:p>
          </table:table-cell>
          <table:table-cell office:value-type="float" office:value="92.75">
            <text:p>92.75</text:p>
          </table:table-cell>
          <table:table-cell office:value-type="float" office:value="93.125">
            <text:p>93.13</text:p>
          </table:table-cell>
          <table:table-cell office:value-type="float" office:value="97.8125">
            <text:p>97.81</text:p>
          </table:table-cell>
          <table:table-cell office:value-type="float" office:value="105.875">
            <text:p>105.88</text:p>
          </table:table-cell>
          <table:table-cell office:value-type="float" office:value="115.5">
            <text:p>115.5</text:p>
          </table:table-cell>
          <table:table-cell office:value-type="float" office:value="126.1875">
            <text:p>126.19</text:p>
          </table:table-cell>
          <table:table-cell office:value-type="float" office:value="136.875">
            <text:p>136.88</text:p>
          </table:table-cell>
          <table:table-cell office:value-type="float" office:value="149">
            <text:p>149</text:p>
          </table:table-cell>
          <table:table-cell office:value-type="float" office:value="158.3125">
            <text:p>158.31</text:p>
          </table:table-cell>
          <table:table-cell office:value-type="float" office:value="161.5625">
            <text:p>161.56</text:p>
          </table:table-cell>
          <table:table-cell office:value-type="float" office:value="163.25">
            <text:p>163.25</text:p>
          </table:table-cell>
          <table:table-cell office:value-type="float" office:value="156.875">
            <text:p>156.88</text:p>
          </table:table-cell>
          <table:table-cell office:value-type="float" office:value="140.375">
            <text:p>140.38</text:p>
          </table:table-cell>
          <table:table-cell office:value-type="float" office:value="118.3125">
            <text:p>118.31</text:p>
          </table:table-cell>
          <table:table-cell office:value-type="float" office:value="84.25">
            <text:p>84.2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2.8125">
            <text:p>22.81</text:p>
          </table:table-cell>
          <table:table-cell office:value-type="float" office:value="150.875">
            <text:p>150.88</text:p>
          </table:table-cell>
          <table:table-cell office:value-type="float" office:value="190.6875">
            <text:p>190.69</text:p>
          </table:table-cell>
          <table:table-cell office:value-type="float" office:value="162.9375">
            <text:p>162.94</text:p>
          </table:table-cell>
          <table:table-cell office:value-type="float" office:value="148.125">
            <text:p>148.13</text:p>
          </table:table-cell>
          <table:table-cell office:value-type="float" office:value="118.3125">
            <text:p>118.31</text:p>
          </table:table-cell>
          <table:table-cell office:value-type="float" office:value="92">
            <text:p>92</text:p>
          </table:table-cell>
          <table:table-cell office:value-type="float" office:value="65.875">
            <text:p>65.88</text:p>
          </table:table-cell>
          <table:table-cell office:value-type="float" office:value="39.625">
            <text:p>39.63</text:p>
          </table:table-cell>
          <table:table-cell office:value-type="string">
            <text:p><text:s/>21.9375]</text:p>
          </table:table-cell>
        </table:table-row>
        <table:table-row table:style-name="ro1">
          <table:table-cell office:value-type="string">
            <text:p>[32.12548828125</text:p>
          </table:table-cell>
          <table:table-cell office:value-type="float" office:value="34.547119140625">
            <text:p>34.55</text:p>
          </table:table-cell>
          <table:table-cell office:value-type="float" office:value="35.2843017578125">
            <text:p>35.28</text:p>
          </table:table-cell>
          <table:table-cell office:value-type="float" office:value="36.2734375">
            <text:p>36.27</text:p>
          </table:table-cell>
          <table:table-cell office:value-type="float" office:value="34.88037109375">
            <text:p>34.88</text:p>
          </table:table-cell>
          <table:table-cell office:value-type="float" office:value="32.3148193359375">
            <text:p>32.31</text:p>
          </table:table-cell>
          <table:table-cell office:value-type="float" office:value="29.37744140625">
            <text:p>29.38</text:p>
          </table:table-cell>
          <table:table-cell office:value-type="float" office:value="24.2989501953125">
            <text:p>24.3</text:p>
          </table:table-cell>
          <table:table-cell office:value-type="float" office:value="19.263427734375">
            <text:p>19.26</text:p>
          </table:table-cell>
          <table:table-cell office:value-type="float" office:value="13.427978515625">
            <text:p>13.43</text:p>
          </table:table-cell>
          <table:table-cell office:value-type="float" office:value="7.20751953125">
            <text:p>7.21</text:p>
          </table:table-cell>
          <table:table-cell office:value-type="float" office:value="2.080810546875">
            <text:p>2.08</text:p>
          </table:table-cell>
          <table:table-cell office:value-type="float" office:value="-2.4300537109375">
            <text:p>-2.43</text:p>
          </table:table-cell>
          <table:table-cell office:value-type="float" office:value="-5.9356689453125">
            <text:p>-5.94</text:p>
          </table:table-cell>
          <table:table-cell office:value-type="float" office:value="-6.1080322265625">
            <text:p>-6.11</text:p>
          </table:table-cell>
          <table:table-cell office:value-type="float" office:value="-5.773193359375">
            <text:p>-5.77</text:p>
          </table:table-cell>
          <table:table-cell office:value-type="float" office:value="-2.5902099609375">
            <text:p>-2.59</text:p>
          </table:table-cell>
          <table:table-cell office:value-type="float" office:value="0.3734130859375">
            <text:p>0.37</text:p>
          </table:table-cell>
          <table:table-cell office:value-type="float" office:value="4.2373046875">
            <text:p>4.24</text:p>
          </table:table-cell>
          <table:table-cell office:value-type="float" office:value="7.460693359375">
            <text:p>7.46</text:p>
          </table:table-cell>
          <table:table-cell office:value-type="float" office:value="9.4327392578125">
            <text:p>9.43</text:p>
          </table:table-cell>
          <table:table-cell office:value-type="float" office:value="5.472412109375">
            <text:p>5.47</text:p>
          </table:table-cell>
          <table:table-cell office:value-type="float" office:value="-1.5428466796875">
            <text:p>-1.54</text:p>
          </table:table-cell>
          <table:table-cell office:value-type="float" office:value="-14.3311767578125">
            <text:p>-14.33</text:p>
          </table:table-cell>
          <table:table-cell office:value-type="float" office:value="-30.35107421875">
            <text:p>-30.35</text:p>
          </table:table-cell>
          <table:table-cell office:value-type="float" office:value="-49.47802734375">
            <text:p>-49.48</text:p>
          </table:table-cell>
          <table:table-cell office:value-type="float" office:value="-69.3272705078125">
            <text:p>-69.33</text:p>
          </table:table-cell>
          <table:table-cell office:value-type="float" office:value="-83.7657470703125">
            <text:p>-83.77</text:p>
          </table:table-cell>
          <table:table-cell office:value-type="float" office:value="-97.71923828125">
            <text:p>-97.72</text:p>
          </table:table-cell>
          <table:table-cell office:value-type="float" office:value="-98.9775390625">
            <text:p>-98.98</text:p>
          </table:table-cell>
          <table:table-cell office:value-type="float" office:value="-97.4537353515625">
            <text:p>-97.45</text:p>
          </table:table-cell>
          <table:table-cell office:value-type="float" office:value="-86.6881103515625">
            <text:p>-86.69</text:p>
          </table:table-cell>
          <table:table-cell office:value-type="float" office:value="-68.0106201171875">
            <text:p>-68.01</text:p>
          </table:table-cell>
          <table:table-cell office:value-type="float" office:value="-42.212890625">
            <text:p>-42.21</text:p>
          </table:table-cell>
          <table:table-cell office:value-type="float" office:value="-11.3515625">
            <text:p>-11.35</text:p>
          </table:table-cell>
          <table:table-cell office:value-type="float" office:value="23.055419921875">
            <text:p>23.06</text:p>
          </table:table-cell>
          <table:table-cell office:value-type="float" office:value="53.8585205078125">
            <text:p>53.86</text:p>
          </table:table-cell>
          <table:table-cell office:value-type="float" office:value="83.2591552734375">
            <text:p>83.26</text:p>
          </table:table-cell>
          <table:table-cell office:value-type="float" office:value="102.149169921875">
            <text:p>102.15</text:p>
          </table:table-cell>
          <table:table-cell office:value-type="float" office:value="113.049682617188">
            <text:p>113.05</text:p>
          </table:table-cell>
          <table:table-cell office:value-type="float" office:value="117.949951171875">
            <text:p>117.95</text:p>
          </table:table-cell>
          <table:table-cell office:value-type="float" office:value="113.266479492188">
            <text:p>113.27</text:p>
          </table:table-cell>
          <table:table-cell office:value-type="float" office:value="103.274047851563">
            <text:p>103.27</text:p>
          </table:table-cell>
          <table:table-cell office:value-type="float" office:value="84.497314453125">
            <text:p>84.5</text:p>
          </table:table-cell>
          <table:table-cell office:value-type="float" office:value="65.328125">
            <text:p>65.33</text:p>
          </table:table-cell>
          <table:table-cell office:value-type="float" office:value="47.55859375">
            <text:p>47.56</text:p>
          </table:table-cell>
          <table:table-cell office:value-type="float" office:value="31.1600341796875">
            <text:p>31.16</text:p>
          </table:table-cell>
          <table:table-cell office:value-type="float" office:value="20.93603515625">
            <text:p>20.94</text:p>
          </table:table-cell>
          <table:table-cell office:value-type="float" office:value="20.1817626953125">
            <text:p>20.18</text:p>
          </table:table-cell>
          <table:table-cell office:value-type="float" office:value="19.8472900390625">
            <text:p>19.85</text:p>
          </table:table-cell>
          <table:table-cell office:value-type="float" office:value="33.7044677734375">
            <text:p>33.7</text:p>
          </table:table-cell>
          <table:table-cell office:value-type="float" office:value="45.4759521484375">
            <text:p>45.48</text:p>
          </table:table-cell>
          <table:table-cell office:value-type="float" office:value="69.026123046875">
            <text:p>69.03</text:p>
          </table:table-cell>
          <table:table-cell office:value-type="float" office:value="85.473876953125">
            <text:p>85.47</text:p>
          </table:table-cell>
          <table:table-cell office:value-type="float" office:value="99.6317138671875">
            <text:p>99.63</text:p>
          </table:table-cell>
          <table:table-cell office:value-type="float" office:value="106.31787109375">
            <text:p>106.32</text:p>
          </table:table-cell>
          <table:table-cell office:value-type="float" office:value="106.559204101563">
            <text:p>106.56</text:p>
          </table:table-cell>
          <table:table-cell office:value-type="float" office:value="92.701416015625">
            <text:p>92.7</text:p>
          </table:table-cell>
          <table:table-cell office:value-type="float" office:value="78.020751953125">
            <text:p>78.02</text:p>
          </table:table-cell>
          <table:table-cell office:value-type="float" office:value="53.15234375">
            <text:p>53.15</text:p>
          </table:table-cell>
          <table:table-cell office:value-type="float" office:value="27.7197265625">
            <text:p>27.72</text:p>
          </table:table-cell>
          <table:table-cell office:value-type="float" office:value="-0.5435791015625">
            <text:p>-0.54</text:p>
          </table:table-cell>
          <table:table-cell office:value-type="float" office:value="-25.4244384765625">
            <text:p>-25.42</text:p>
          </table:table-cell>
          <table:table-cell office:value-type="float" office:value="-40.384033203125">
            <text:p>-40.38</text:p>
          </table:table-cell>
          <table:table-cell office:value-type="float" office:value="-47.0191650390625">
            <text:p>-47.02</text:p>
          </table:table-cell>
          <table:table-cell office:value-type="float" office:value="-43.4490966796875">
            <text:p>-43.45</text:p>
          </table:table-cell>
          <table:table-cell office:value-type="float" office:value="-24.9605712890625">
            <text:p>-24.96</text:p>
          </table:table-cell>
          <table:table-cell office:value-type="float" office:value="-6.006591796875">
            <text:p>-6.01</text:p>
          </table:table-cell>
          <table:table-cell office:value-type="float" office:value="24.254638671875">
            <text:p>24.25</text:p>
          </table:table-cell>
          <table:table-cell office:value-type="float" office:value="49.4677734375">
            <text:p>49.47</text:p>
          </table:table-cell>
          <table:table-cell office:value-type="float" office:value="79.403076171875">
            <text:p>79.4</text:p>
          </table:table-cell>
          <table:table-cell office:value-type="float" office:value="102.731689453125">
            <text:p>102.73</text:p>
          </table:table-cell>
          <table:table-cell office:value-type="float" office:value="116.336303710937">
            <text:p>116.34</text:p>
          </table:table-cell>
          <table:table-cell office:value-type="float" office:value="121.631591796875">
            <text:p>121.63</text:p>
          </table:table-cell>
          <table:table-cell office:value-type="float" office:value="114.823852539063">
            <text:p>114.82</text:p>
          </table:table-cell>
          <table:table-cell office:value-type="float" office:value="94.513671875">
            <text:p>94.51</text:p>
          </table:table-cell>
          <table:table-cell office:value-type="float" office:value="70.9639892578125">
            <text:p>70.96</text:p>
          </table:table-cell>
          <table:table-cell office:value-type="float" office:value="40.864501953125">
            <text:p>40.86</text:p>
          </table:table-cell>
          <table:table-cell office:value-type="float" office:value="13.3997802734375">
            <text:p>13.4</text:p>
          </table:table-cell>
          <table:table-cell office:value-type="float" office:value="-15.7967529296875">
            <text:p>-15.8</text:p>
          </table:table-cell>
          <table:table-cell office:value-type="float" office:value="-40.140869140625">
            <text:p>-40.14</text:p>
          </table:table-cell>
          <table:table-cell office:value-type="float" office:value="-52.653564453125">
            <text:p>-52.65</text:p>
          </table:table-cell>
          <table:table-cell office:value-type="float" office:value="-56.2601318359375">
            <text:p>-56.26</text:p>
          </table:table-cell>
          <table:table-cell office:value-type="float" office:value="-49.1602783203125">
            <text:p>-49.16</text:p>
          </table:table-cell>
          <table:table-cell office:value-type="float" office:value="-27.0123291015625">
            <text:p>-27.01</text:p>
          </table:table-cell>
          <table:table-cell office:value-type="float" office:value="-4.878173828125">
            <text:p>-4.88</text:p>
          </table:table-cell>
          <table:table-cell office:value-type="float" office:value="27.68603515625">
            <text:p>27.69</text:p>
          </table:table-cell>
          <table:table-cell office:value-type="float" office:value="54.4891357421875">
            <text:p>54.49</text:p>
          </table:table-cell>
          <table:table-cell office:value-type="float" office:value="84.6044921875">
            <text:p>84.6</text:p>
          </table:table-cell>
          <table:table-cell office:value-type="float" office:value="107.421020507812">
            <text:p>107.42</text:p>
          </table:table-cell>
          <table:table-cell office:value-type="float" office:value="118.817993164063">
            <text:p>118.82</text:p>
          </table:table-cell>
          <table:table-cell office:value-type="float" office:value="122.119873046875">
            <text:p>122.12</text:p>
          </table:table-cell>
          <table:table-cell office:value-type="float" office:value="113.28271484375">
            <text:p>113.28</text:p>
          </table:table-cell>
          <table:table-cell office:value-type="float" office:value="91.909912109375">
            <text:p>91.91</text:p>
          </table:table-cell>
          <table:table-cell office:value-type="float" office:value="67.9586181640625">
            <text:p>67.96</text:p>
          </table:table-cell>
          <table:table-cell office:value-type="float" office:value="38.5274658203125">
            <text:p>38.53</text:p>
          </table:table-cell>
          <table:table-cell office:value-type="float" office:value="11.670654296875">
            <text:p>11.67</text:p>
          </table:table-cell>
          <table:table-cell office:value-type="float" office:value="-15.72900390625">
            <text:p>-15.73</text:p>
          </table:table-cell>
          <table:table-cell office:value-type="float" office:value="-37.643310546875">
            <text:p>-37.64</text:p>
          </table:table-cell>
          <table:table-cell office:value-type="float" office:value="-47.255615234375">
            <text:p>-47.26</text:p>
          </table:table-cell>
          <table:table-cell office:value-type="float" office:value="-47.1585693359375">
            <text:p>-47.16</text:p>
          </table:table-cell>
          <table:table-cell office:value-type="float" office:value="-36.9849853515625">
            <text:p>-36.98</text:p>
          </table:table-cell>
          <table:table-cell office:value-type="float" office:value="-11.77734375">
            <text:p>-11.78</text:p>
          </table:table-cell>
          <table:table-cell office:value-type="float" office:value="11.2484130859375">
            <text:p>11.25</text:p>
          </table:table-cell>
          <table:table-cell office:value-type="float" office:value="44.0684814453125">
            <text:p>44.07</text:p>
          </table:table-cell>
          <table:table-cell office:value-type="float" office:value="67.733642578125">
            <text:p>67.73</text:p>
          </table:table-cell>
          <table:table-cell office:value-type="float" office:value="92.3763427734375">
            <text:p>92.38</text:p>
          </table:table-cell>
          <table:table-cell office:value-type="float" office:value="108.738891601562">
            <text:p>108.74</text:p>
          </table:table-cell>
          <table:table-cell office:value-type="float" office:value="115.118408203125">
            <text:p>115.12</text:p>
          </table:table-cell>
          <table:table-cell office:value-type="float" office:value="114.409301757813">
            <text:p>114.41</text:p>
          </table:table-cell>
          <table:table-cell office:value-type="float" office:value="101.25341796875">
            <text:p>101.25</text:p>
          </table:table-cell>
          <table:table-cell office:value-type="float" office:value="81.25830078125">
            <text:p>81.26</text:p>
          </table:table-cell>
          <table:table-cell office:value-type="float" office:value="59.75830078125">
            <text:p>59.76</text:p>
          </table:table-cell>
          <table:table-cell office:value-type="float" office:value="38.9779052734375">
            <text:p>38.98</text:p>
          </table:table-cell>
          <table:table-cell office:value-type="float" office:value="27.99951171875">
            <text:p>28</text:p>
          </table:table-cell>
          <table:table-cell office:value-type="float" office:value="18.7608642578125">
            <text:p>18.76</text:p>
          </table:table-cell>
          <table:table-cell office:value-type="float" office:value="16.9071044921875">
            <text:p>16.91</text:p>
          </table:table-cell>
          <table:table-cell office:value-type="float" office:value="21.45849609375">
            <text:p>21.46</text:p>
          </table:table-cell>
          <table:table-cell office:value-type="float" office:value="34.2833251953125">
            <text:p>34.28</text:p>
          </table:table-cell>
          <table:table-cell office:value-type="float" office:value="45.8101806640625">
            <text:p>45.81</text:p>
          </table:table-cell>
          <table:table-cell office:value-type="float" office:value="68.8890380859375">
            <text:p>68.89</text:p>
          </table:table-cell>
          <table:table-cell office:value-type="float" office:value="83.22802734375">
            <text:p>83.23</text:p>
          </table:table-cell>
          <table:table-cell office:value-type="float" office:value="101.865356445312">
            <text:p>101.87</text:p>
          </table:table-cell>
          <table:table-cell office:value-type="float" office:value="106.156494140625">
            <text:p>106.16</text:p>
          </table:table-cell>
          <table:table-cell office:value-type="float" office:value="107.847778320312">
            <text:p>107.85</text:p>
          </table:table-cell>
          <table:table-cell office:value-type="float" office:value="98.7802734375">
            <text:p>98.78</text:p>
          </table:table-cell>
          <table:table-cell office:value-type="float" office:value="82.370849609375">
            <text:p>82.37</text:p>
          </table:table-cell>
          <table:table-cell office:value-type="float" office:value="56.2850341796875">
            <text:p>56.29</text:p>
          </table:table-cell>
          <table:table-cell office:value-type="float" office:value="27.7374267578125">
            <text:p>27.74</text:p>
          </table:table-cell>
          <table:table-cell office:value-type="float" office:value="-11.93408203125">
            <text:p>-11.93</text:p>
          </table:table-cell>
          <table:table-cell office:value-type="float" office:value="-41.0811767578125">
            <text:p>-41.08</text:p>
          </table:table-cell>
          <table:table-cell office:value-type="float" office:value="-68.1270751953125">
            <text:p>-68.13</text:p>
          </table:table-cell>
          <table:table-cell office:value-type="float" office:value="-88.549072265625">
            <text:p>-88.55</text:p>
          </table:table-cell>
          <table:table-cell office:value-type="float" office:value="-102.052368164063">
            <text:p>-102.05</text:p>
          </table:table-cell>
          <table:table-cell office:value-type="float" office:value="-109.452392578125">
            <text:p>-109.45</text:p>
          </table:table-cell>
          <table:table-cell office:value-type="float" office:value="-101.823852539063">
            <text:p>-101.82</text:p>
          </table:table-cell>
          <table:table-cell office:value-type="float" office:value="-90.852294921875">
            <text:p>-90.85</text:p>
          </table:table-cell>
          <table:table-cell office:value-type="float" office:value="-64.8009033203125">
            <text:p>-64.8</text:p>
          </table:table-cell>
          <table:table-cell office:value-type="float" office:value="-41.444091796875">
            <text:p>-41.44</text:p>
          </table:table-cell>
          <table:table-cell office:value-type="float" office:value="-16.628662109375">
            <text:p>-16.63</text:p>
          </table:table-cell>
          <table:table-cell office:value-type="float" office:value="3.022705078125">
            <text:p>3.02</text:p>
          </table:table-cell>
          <table:table-cell office:value-type="float" office:value="14.460205078125">
            <text:p>14.46</text:p>
          </table:table-cell>
          <table:table-cell office:value-type="float" office:value="19.0692138671875">
            <text:p>19.07</text:p>
          </table:table-cell>
          <table:table-cell office:value-type="float" office:value="21.91357421875">
            <text:p>21.91</text:p>
          </table:table-cell>
          <table:table-cell office:value-type="float" office:value="16.618896484375">
            <text:p>16.62</text:p>
          </table:table-cell>
          <table:table-cell office:value-type="float" office:value="12.8951416015625">
            <text:p>12.9</text:p>
          </table:table-cell>
          <table:table-cell office:value-type="float" office:value="8.195068359375">
            <text:p>8.2</text:p>
          </table:table-cell>
          <table:table-cell office:value-type="float" office:value="0.8729248046875">
            <text:p>0.87</text:p>
          </table:table-cell>
          <table:table-cell office:value-type="float" office:value="-3.8123779296875">
            <text:p>-3.81</text:p>
          </table:table-cell>
          <table:table-cell office:value-type="float" office:value="-12.07421875">
            <text:p>-12.07</text:p>
          </table:table-cell>
          <table:table-cell office:value-type="float" office:value="-11.3524169921875">
            <text:p>-11.35</text:p>
          </table:table-cell>
          <table:table-cell office:value-type="float" office:value="-16.18359375">
            <text:p>-16.18</text:p>
          </table:table-cell>
          <table:table-cell office:value-type="float" office:value="-10.66796875">
            <text:p>-10.67</text:p>
          </table:table-cell>
          <table:table-cell office:value-type="float" office:value="-4.685302734375">
            <text:p>-4.69</text:p>
          </table:table-cell>
          <table:table-cell office:value-type="float" office:value="2.0526123046875">
            <text:p>2.05</text:p>
          </table:table-cell>
          <table:table-cell office:value-type="float" office:value="1.7867431640625">
            <text:p>1.79</text:p>
          </table:table-cell>
          <table:table-cell office:value-type="float" office:value="8.7032470703125">
            <text:p>8.7</text:p>
          </table:table-cell>
          <table:table-cell office:value-type="float" office:value="11.4830322265625">
            <text:p>11.48</text:p>
          </table:table-cell>
          <table:table-cell office:value-type="float" office:value="17.271728515625">
            <text:p>17.27</text:p>
          </table:table-cell>
          <table:table-cell office:value-type="float" office:value="18.11181640625">
            <text:p>18.11</text:p>
          </table:table-cell>
          <table:table-cell office:value-type="float" office:value="21.1728515625">
            <text:p>21.17</text:p>
          </table:table-cell>
          <table:table-cell office:value-type="string">
            <text:p><text:s/>23.5732421875]</text:p>
          </table:table-cell>
        </table:table-row>
        <table:table-row table:style-name="ro1">
          <table:table-cell office:value-type="string">
            <text:p>[84.9163818359375</text:p>
          </table:table-cell>
          <table:table-cell office:value-type="float" office:value="83.819580078125">
            <text:p>83.82</text:p>
          </table:table-cell>
          <table:table-cell office:value-type="float" office:value="83.1195068359375">
            <text:p>83.12</text:p>
          </table:table-cell>
          <table:table-cell office:value-type="float" office:value="83.3831787109375">
            <text:p>83.38</text:p>
          </table:table-cell>
          <table:table-cell office:value-type="float" office:value="84.1357421875">
            <text:p>84.14</text:p>
          </table:table-cell>
          <table:table-cell office:value-type="float" office:value="86.2548828125">
            <text:p>86.25</text:p>
          </table:table-cell>
          <table:table-cell office:value-type="float" office:value="89.1082763671875">
            <text:p>89.11</text:p>
          </table:table-cell>
          <table:table-cell office:value-type="float" office:value="91.9305419921875">
            <text:p>91.93</text:p>
          </table:table-cell>
          <table:table-cell office:value-type="float" office:value="95.5511474609375">
            <text:p>95.55</text:p>
          </table:table-cell>
          <table:table-cell office:value-type="float" office:value="99.9188232421875">
            <text:p>99.92</text:p>
          </table:table-cell>
          <table:table-cell office:value-type="float" office:value="104.442138671875">
            <text:p>104.44</text:p>
          </table:table-cell>
          <table:table-cell office:value-type="float" office:value="108.59130859375">
            <text:p>108.59</text:p>
          </table:table-cell>
          <table:table-cell office:value-type="float" office:value="111.355590820313">
            <text:p>111.36</text:p>
          </table:table-cell>
          <table:table-cell office:value-type="float" office:value="112.207885742188">
            <text:p>112.21</text:p>
          </table:table-cell>
          <table:table-cell office:value-type="float" office:value="109.2041015625">
            <text:p>109.2</text:p>
          </table:table-cell>
          <table:table-cell office:value-type="float" office:value="104.369384765625">
            <text:p>104.37</text:p>
          </table:table-cell>
          <table:table-cell office:value-type="float" office:value="97.3359375">
            <text:p>97.34</text:p>
          </table:table-cell>
          <table:table-cell office:value-type="float" office:value="88.3565673828125">
            <text:p>88.36</text:p>
          </table:table-cell>
          <table:table-cell office:value-type="float" office:value="79.326904296875">
            <text:p>79.33</text:p>
          </table:table-cell>
          <table:table-cell office:value-type="float" office:value="71.861083984375">
            <text:p>71.86</text:p>
          </table:table-cell>
          <table:table-cell office:value-type="float" office:value="67.83056640625">
            <text:p>67.83</text:p>
          </table:table-cell>
          <table:table-cell office:value-type="float" office:value="71.8231201171875">
            <text:p>71.82</text:p>
          </table:table-cell>
          <table:table-cell office:value-type="float" office:value="83.751708984375">
            <text:p>83.75</text:p>
          </table:table-cell>
          <table:table-cell office:value-type="float" office:value="99.035888671875">
            <text:p>99.04</text:p>
          </table:table-cell>
          <table:table-cell office:value-type="float" office:value="121.838012695312">
            <text:p>121.84</text:p>
          </table:table-cell>
          <table:table-cell office:value-type="float" office:value="149.309448242187">
            <text:p>149.31</text:p>
          </table:table-cell>
          <table:table-cell office:value-type="float" office:value="178.516235351562">
            <text:p>178.52</text:p>
          </table:table-cell>
          <table:table-cell office:value-type="float" office:value="202.398315429687">
            <text:p>202.4</text:p>
          </table:table-cell>
          <table:table-cell office:value-type="float" office:value="220.748413085938">
            <text:p>220.75</text:p>
          </table:table-cell>
          <table:table-cell office:value-type="float" office:value="229.385131835937">
            <text:p>229.39</text:p>
          </table:table-cell>
          <table:table-cell office:value-type="float" office:value="223.428100585937">
            <text:p>223.43</text:p>
          </table:table-cell>
          <table:table-cell office:value-type="float" office:value="215.443725585937">
            <text:p>215.44</text:p>
          </table:table-cell>
          <table:table-cell office:value-type="float" office:value="191.948852539062">
            <text:p>191.95</text:p>
          </table:table-cell>
          <table:table-cell office:value-type="float" office:value="157.766235351563">
            <text:p>157.77</text:p>
          </table:table-cell>
          <table:table-cell office:value-type="float" office:value="115.644287109375">
            <text:p>115.64</text:p>
          </table:table-cell>
          <table:table-cell office:value-type="float" office:value="65.0047607421875">
            <text:p>65</text:p>
          </table:table-cell>
          <table:table-cell office:value-type="float" office:value="19.775634765625">
            <text:p>19.78</text:p>
          </table:table-cell>
          <table:table-cell office:value-type="float" office:value="-25.74462890625">
            <text:p>-25.74</text:p>
          </table:table-cell>
          <table:table-cell office:value-type="float" office:value="-51.942138671875">
            <text:p>-51.94</text:p>
          </table:table-cell>
          <table:table-cell office:value-type="float" office:value="-70.9876708984375">
            <text:p>-70.99</text:p>
          </table:table-cell>
          <table:table-cell office:value-type="float" office:value="-72.1505126953125">
            <text:p>-72.15</text:p>
          </table:table-cell>
          <table:table-cell office:value-type="float" office:value="-69.9185791015625">
            <text:p>-69.92</text:p>
          </table:table-cell>
          <table:table-cell office:value-type="float" office:value="-54.5513916015625">
            <text:p>-54.55</text:p>
          </table:table-cell>
          <table:table-cell office:value-type="float" office:value="-29.1976318359375">
            <text:p>-29.2</text:p>
          </table:table-cell>
          <table:table-cell office:value-type="float" office:value="0.918701171875">
            <text:p>0.92</text:p>
          </table:table-cell>
          <table:table-cell office:value-type="float" office:value="24.89013671875">
            <text:p>24.89</text:p>
          </table:table-cell>
          <table:table-cell office:value-type="float" office:value="44.5770263671875">
            <text:p>44.58</text:p>
          </table:table-cell>
          <table:table-cell office:value-type="float" office:value="62.5672607421875">
            <text:p>62.57</text:p>
          </table:table-cell>
          <table:table-cell office:value-type="float" office:value="62.7733154296875">
            <text:p>62.77</text:p>
          </table:table-cell>
          <table:table-cell office:value-type="float" office:value="64.3941650390625">
            <text:p>64.39</text:p>
          </table:table-cell>
          <table:table-cell office:value-type="float" office:value="48.1378173828125">
            <text:p>48.14</text:p>
          </table:table-cell>
          <table:table-cell office:value-type="float" office:value="29.2718505859375">
            <text:p>29.27</text:p>
          </table:table-cell>
          <table:table-cell office:value-type="float" office:value="0.0733642578125">
            <text:p>0.07</text:p>
          </table:table-cell>
          <table:table-cell office:value-type="float" office:value="-28.8623046875">
            <text:p>-28.86</text:p>
          </table:table-cell>
          <table:table-cell office:value-type="float" office:value="-49.496337890625">
            <text:p>-49.5</text:p>
          </table:table-cell>
          <table:table-cell office:value-type="float" office:value="-61.66015625">
            <text:p>-61.66</text:p>
          </table:table-cell>
          <table:table-cell office:value-type="float" office:value="-58.2996826171875">
            <text:p>-58.3</text:p>
          </table:table-cell>
          <table:table-cell office:value-type="float" office:value="-39.604248046875">
            <text:p>-39.6</text:p>
          </table:table-cell>
          <table:table-cell office:value-type="float" office:value="-9.5806884765625">
            <text:p>-9.58</text:p>
          </table:table-cell>
          <table:table-cell office:value-type="float" office:value="22.8052978515625">
            <text:p>22.81</text:p>
          </table:table-cell>
          <table:table-cell office:value-type="float" office:value="58.4749755859375">
            <text:p>58.47</text:p>
          </table:table-cell>
          <table:table-cell office:value-type="float" office:value="99.0394287109375">
            <text:p>99.04</text:p>
          </table:table-cell>
          <table:table-cell office:value-type="float" office:value="131.26416015625">
            <text:p>131.26</text:p>
          </table:table-cell>
          <table:table-cell office:value-type="float" office:value="154.501953125">
            <text:p>154.5</text:p>
          </table:table-cell>
          <table:table-cell office:value-type="float" office:value="159.656005859375">
            <text:p>159.66</text:p>
          </table:table-cell>
          <table:table-cell office:value-type="float" office:value="157.671630859375">
            <text:p>157.67</text:p>
          </table:table-cell>
          <table:table-cell office:value-type="float" office:value="130.113403320312">
            <text:p>130.11</text:p>
          </table:table-cell>
          <table:table-cell office:value-type="float" office:value="102.375122070313">
            <text:p>102.38</text:p>
          </table:table-cell>
          <table:table-cell office:value-type="float" office:value="61.20849609375">
            <text:p>61.21</text:p>
          </table:table-cell>
          <table:table-cell office:value-type="float" office:value="21.531982421875">
            <text:p>21.53</text:p>
          </table:table-cell>
          <table:table-cell office:value-type="float" office:value="-13.8843994140625">
            <text:p>-13.88</text:p>
          </table:table-cell>
          <table:table-cell office:value-type="float" office:value="-55.4906005859375">
            <text:p>-55.49</text:p>
          </table:table-cell>
          <table:table-cell office:value-type="float" office:value="-76.017822265625">
            <text:p>-76.02</text:p>
          </table:table-cell>
          <table:table-cell office:value-type="float" office:value="-85.2669677734375">
            <text:p>-85.27</text:p>
          </table:table-cell>
          <table:table-cell office:value-type="float" office:value="-72.5086669921875">
            <text:p>-72.51</text:p>
          </table:table-cell>
          <table:table-cell office:value-type="float" office:value="-42.2154541015625">
            <text:p>-42.22</text:p>
          </table:table-cell>
          <table:table-cell office:value-type="float" office:value="0.01025390625">
            <text:p>0.01</text:p>
          </table:table-cell>
          <table:table-cell office:value-type="float" office:value="41.675048828125">
            <text:p>41.68</text:p>
          </table:table-cell>
          <table:table-cell office:value-type="float" office:value="79.4554443359375">
            <text:p>79.46</text:p>
          </table:table-cell>
          <table:table-cell office:value-type="float" office:value="122.311889648438">
            <text:p>122.31</text:p>
          </table:table-cell>
          <table:table-cell office:value-type="float" office:value="153.15673828125">
            <text:p>153.16</text:p>
          </table:table-cell>
          <table:table-cell office:value-type="float" office:value="172.90478515625">
            <text:p>172.9</text:p>
          </table:table-cell>
          <table:table-cell office:value-type="float" office:value="173.487915039063">
            <text:p>173.49</text:p>
          </table:table-cell>
          <table:table-cell office:value-type="float" office:value="165.917846679688">
            <text:p>165.92</text:p>
          </table:table-cell>
          <table:table-cell office:value-type="float" office:value="133.095458984375">
            <text:p>133.1</text:p>
          </table:table-cell>
          <table:table-cell office:value-type="float" office:value="100.539306640625">
            <text:p>100.54</text:p>
          </table:table-cell>
          <table:table-cell office:value-type="float" office:value="57.032470703125">
            <text:p>57.03</text:p>
          </table:table-cell>
          <table:table-cell office:value-type="float" office:value="14.8260498046875">
            <text:p>14.83</text:p>
          </table:table-cell>
          <table:table-cell office:value-type="float" office:value="-20.542724609375">
            <text:p>-20.54</text:p>
          </table:table-cell>
          <table:table-cell office:value-type="float" office:value="-61.359130859375">
            <text:p>-61.36</text:p>
          </table:table-cell>
          <table:table-cell office:value-type="float" office:value="-79.4052734375">
            <text:p>-79.41</text:p>
          </table:table-cell>
          <table:table-cell office:value-type="float" office:value="-86.0555419921875">
            <text:p>-86.06</text:p>
          </table:table-cell>
          <table:table-cell office:value-type="float" office:value="-70.58544921875">
            <text:p>-70.59</text:p>
          </table:table-cell>
          <table:table-cell office:value-type="float" office:value="-38.81396484375">
            <text:p>-38.81</text:p>
          </table:table-cell>
          <table:table-cell office:value-type="float" office:value="3.3714599609375">
            <text:p>3.37</text:p>
          </table:table-cell>
          <table:table-cell office:value-type="float" office:value="44.30810546875">
            <text:p>44.31</text:p>
          </table:table-cell>
          <table:table-cell office:value-type="float" office:value="79.9681396484375">
            <text:p>79.97</text:p>
          </table:table-cell>
          <table:table-cell office:value-type="float" office:value="120.6376953125">
            <text:p>120.64</text:p>
          </table:table-cell>
          <table:table-cell office:value-type="float" office:value="148.096313476562">
            <text:p>148.1</text:p>
          </table:table-cell>
          <table:table-cell office:value-type="float" office:value="163.538330078125">
            <text:p>163.54</text:p>
          </table:table-cell>
          <table:table-cell office:value-type="float" office:value="159.148315429687">
            <text:p>159.15</text:p>
          </table:table-cell>
          <table:table-cell office:value-type="float" office:value="147.099487304687">
            <text:p>147.1</text:p>
          </table:table-cell>
          <table:table-cell office:value-type="float" office:value="110.980590820313">
            <text:p>110.98</text:p>
          </table:table-cell>
          <table:table-cell office:value-type="float" office:value="77.5166015625">
            <text:p>77.52</text:p>
          </table:table-cell>
          <table:table-cell office:value-type="float" office:value="36.65283203125">
            <text:p>36.65</text:p>
          </table:table-cell>
          <table:table-cell office:value-type="float" office:value="-1.290771484375">
            <text:p>-1.29</text:p>
          </table:table-cell>
          <table:table-cell office:value-type="float" office:value="-30.3896484375">
            <text:p>-30.39</text:p>
          </table:table-cell>
          <table:table-cell office:value-type="float" office:value="-63.784423828125">
            <text:p>-63.78</text:p>
          </table:table-cell>
          <table:table-cell office:value-type="float" office:value="-73.7193603515625">
            <text:p>-73.72</text:p>
          </table:table-cell>
          <table:table-cell office:value-type="float" office:value="-73.9786376953125">
            <text:p>-73.98</text:p>
          </table:table-cell>
          <table:table-cell office:value-type="float" office:value="-55.32763671875">
            <text:p>-55.33</text:p>
          </table:table-cell>
          <table:table-cell office:value-type="float" office:value="-27.2615966796875">
            <text:p>-27.26</text:p>
          </table:table-cell>
          <table:table-cell office:value-type="float" office:value="3.7115478515625">
            <text:p>3.71</text:p>
          </table:table-cell>
          <table:table-cell office:value-type="float" office:value="31.8291015625">
            <text:p>31.83</text:p>
          </table:table-cell>
          <table:table-cell office:value-type="float" office:value="47.21826171875">
            <text:p>47.22</text:p>
          </table:table-cell>
          <table:table-cell office:value-type="float" office:value="63.9901123046875">
            <text:p>63.99</text:p>
          </table:table-cell>
          <table:table-cell office:value-type="float" office:value="65.1239013671875">
            <text:p>65.12</text:p>
          </table:table-cell>
          <table:table-cell office:value-type="float" office:value="61.257080078125">
            <text:p>61.26</text:p>
          </table:table-cell>
          <table:table-cell office:value-type="float" office:value="42.842041015625">
            <text:p>42.84</text:p>
          </table:table-cell>
          <table:table-cell office:value-type="float" office:value="26.086181640625">
            <text:p>26.09</text:p>
          </table:table-cell>
          <table:table-cell office:value-type="float" office:value="-1.0919189453125">
            <text:p>-1.09</text:p>
          </table:table-cell>
          <table:table-cell office:value-type="float" office:value="-25.9442138671875">
            <text:p>-25.94</text:p>
          </table:table-cell>
          <table:table-cell office:value-type="float" office:value="-46.0919189453125">
            <text:p>-46.09</text:p>
          </table:table-cell>
          <table:table-cell office:value-type="float" office:value="-54.7705078125">
            <text:p>-54.77</text:p>
          </table:table-cell>
          <table:table-cell office:value-type="float" office:value="-48.697998046875">
            <text:p>-48.7</text:p>
          </table:table-cell>
          <table:table-cell office:value-type="float" office:value="-40.53857421875">
            <text:p>-40.54</text:p>
          </table:table-cell>
          <table:table-cell office:value-type="float" office:value="-14.1680908203125">
            <text:p>-14.17</text:p>
          </table:table-cell>
          <table:table-cell office:value-type="float" office:value="23.14892578125">
            <text:p>23.15</text:p>
          </table:table-cell>
          <table:table-cell office:value-type="float" office:value="64.445068359375">
            <text:p>64.45</text:p>
          </table:table-cell>
          <table:table-cell office:value-type="float" office:value="114.950439453125">
            <text:p>114.95</text:p>
          </table:table-cell>
          <table:table-cell office:value-type="float" office:value="159.61376953125">
            <text:p>159.61</text:p>
          </table:table-cell>
          <table:table-cell office:value-type="float" office:value="200.266235351562">
            <text:p>200.27</text:p>
          </table:table-cell>
          <table:table-cell office:value-type="float" office:value="223.607666015625">
            <text:p>223.61</text:p>
          </table:table-cell>
          <table:table-cell office:value-type="float" office:value="241.137451171875">
            <text:p>241.14</text:p>
          </table:table-cell>
          <table:table-cell office:value-type="float" office:value="242.721435546875">
            <text:p>242.72</text:p>
          </table:table-cell>
          <table:table-cell office:value-type="float" office:value="238.04248046875">
            <text:p>238.04</text:p>
          </table:table-cell>
          <table:table-cell office:value-type="float" office:value="219.013427734375">
            <text:p>219.01</text:p>
          </table:table-cell>
          <table:table-cell office:value-type="float" office:value="192.62255859375">
            <text:p>192.62</text:p>
          </table:table-cell>
          <table:table-cell office:value-type="float" office:value="159.562866210937">
            <text:p>159.56</text:p>
          </table:table-cell>
          <table:table-cell office:value-type="float" office:value="125.15283203125">
            <text:p>125.15</text:p>
          </table:table-cell>
          <table:table-cell office:value-type="float" office:value="97.7191162109375">
            <text:p>97.72</text:p>
          </table:table-cell>
          <table:table-cell office:value-type="float" office:value="73.6763916015625">
            <text:p>73.68</text:p>
          </table:table-cell>
          <table:table-cell office:value-type="float" office:value="66.8729248046875">
            <text:p>66.87</text:p>
          </table:table-cell>
          <table:table-cell office:value-type="float" office:value="53.6099853515625">
            <text:p>53.61</text:p>
          </table:table-cell>
          <table:table-cell office:value-type="float" office:value="55.1038818359375">
            <text:p>55.1</text:p>
          </table:table-cell>
          <table:table-cell office:value-type="float" office:value="59.7872314453125">
            <text:p>59.79</text:p>
          </table:table-cell>
          <table:table-cell office:value-type="float" office:value="70.8026123046875">
            <text:p>70.8</text:p>
          </table:table-cell>
          <table:table-cell office:value-type="float" office:value="84.9267578125">
            <text:p>84.93</text:p>
          </table:table-cell>
          <table:table-cell office:value-type="float" office:value="97.0439453125">
            <text:p>97.04</text:p>
          </table:table-cell>
          <table:table-cell office:value-type="float" office:value="108.059692382813">
            <text:p>108.06</text:p>
          </table:table-cell>
          <table:table-cell office:value-type="float" office:value="110.581298828125">
            <text:p>110.58</text:p>
          </table:table-cell>
          <table:table-cell office:value-type="float" office:value="113.499145507812">
            <text:p>113.5</text:p>
          </table:table-cell>
          <table:table-cell office:value-type="float" office:value="112.3759765625">
            <text:p>112.38</text:p>
          </table:table-cell>
          <table:table-cell office:value-type="float" office:value="108.908813476562">
            <text:p>108.91</text:p>
          </table:table-cell>
          <table:table-cell office:value-type="float" office:value="103.934448242187">
            <text:p>103.93</text:p>
          </table:table-cell>
          <table:table-cell office:value-type="float" office:value="97.6241455078125">
            <text:p>97.62</text:p>
          </table:table-cell>
          <table:table-cell office:value-type="float" office:value="92.2227783203125">
            <text:p>92.22</text:p>
          </table:table-cell>
          <table:table-cell office:value-type="float" office:value="87.2547607421875">
            <text:p>87.25</text:p>
          </table:table-cell>
          <table:table-cell office:value-type="float" office:value="84.6484375">
            <text:p>84.65</text:p>
          </table:table-cell>
          <table:table-cell office:value-type="float" office:value="81.6412353515625">
            <text:p>81.64</text:p>
          </table:table-cell>
          <table:table-cell office:value-type="float" office:value="80.8306884765625">
            <text:p>80.83</text:p>
          </table:table-cell>
          <table:table-cell office:value-type="string">
            <text:p><text:s/>80.4522705078125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102.0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.0]</text:p>
          </table:table-cell>
        </table:table-row>
        <table:table-row table:style-name="ro1">
          <table:table-cell office:value-type="string">
            <text:p>[163.0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162" table:default-cell-style-name="Default"/>
        <table:table-row table:style-name="ro1"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10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 office:value-type="float" office:value="78.625">
            <text:p>78.63</text:p>
          </table:table-cell>
          <table:table-cell office:value-type="float" office:value="87.625">
            <text:p>87.63</text:p>
          </table:table-cell>
          <table:table-cell office:value-type="float" office:value="98.875">
            <text:p>98.88</text:p>
          </table:table-cell>
          <table:table-cell office:value-type="float" office:value="108.4375">
            <text:p>108.44</text:p>
          </table:table-cell>
          <table:table-cell office:value-type="float" office:value="118">
            <text:p>118</text:p>
          </table:table-cell>
          <table:table-cell office:value-type="float" office:value="127.5625">
            <text:p>127.56</text:p>
          </table:table-cell>
          <table:table-cell office:value-type="float" office:value="136.8125">
            <text:p>136.81</text:p>
          </table:table-cell>
          <table:table-cell office:value-type="float" office:value="148.1875">
            <text:p>148.19</text:p>
          </table:table-cell>
          <table:table-cell office:value-type="float" office:value="156.625">
            <text:p>156.63</text:p>
          </table:table-cell>
          <table:table-cell office:value-type="float" office:value="158.9375">
            <text:p>158.94</text:p>
          </table:table-cell>
          <table:table-cell office:value-type="float" office:value="163.0625">
            <text:p>163.06</text:p>
          </table:table-cell>
          <table:table-cell office:value-type="float" office:value="163.125">
            <text:p>163.13</text:p>
          </table:table-cell>
          <table:table-cell office:value-type="float" office:value="155.3125">
            <text:p>155.31</text:p>
          </table:table-cell>
          <table:table-cell office:value-type="float" office:value="143.1875">
            <text:p>143.19</text:p>
          </table:table-cell>
          <table:table-cell office:value-type="float" office:value="128.0625">
            <text:p>128.06</text:p>
          </table:table-cell>
          <table:table-cell office:value-type="float" office:value="113.5625">
            <text:p>113.56</text:p>
          </table:table-cell>
          <table:table-cell office:value-type="float" office:value="99.875">
            <text:p>99.88</text:p>
          </table:table-cell>
          <table:table-cell office:value-type="float" office:value="92.375">
            <text:p>92.38</text:p>
          </table:table-cell>
          <table:table-cell office:value-type="float" office:value="91.9375">
            <text:p>91.94</text:p>
          </table:table-cell>
          <table:table-cell office:value-type="float" office:value="87.5625">
            <text:p>87.56</text:p>
          </table:table-cell>
          <table:table-cell office:value-type="float" office:value="83.375">
            <text:p>83.38</text:p>
          </table:table-cell>
          <table:table-cell office:value-type="float" office:value="84.0625">
            <text:p>84.06</text:p>
          </table:table-cell>
          <table:table-cell office:value-type="float" office:value="85.5">
            <text:p>85.5</text:p>
          </table:table-cell>
          <table:table-cell office:value-type="float" office:value="88.5">
            <text:p>88.5</text:p>
          </table:table-cell>
          <table:table-cell office:value-type="float" office:value="92.3125">
            <text:p>92.31</text:p>
          </table:table-cell>
          <table:table-cell office:value-type="float" office:value="94.9375">
            <text:p>94.94</text:p>
          </table:table-cell>
          <table:table-cell office:value-type="float" office:value="95.8125">
            <text:p>95.81</text:p>
          </table:table-cell>
          <table:table-cell office:value-type="float" office:value="95.5625">
            <text:p>95.56</text:p>
          </table:table-cell>
          <table:table-cell office:value-type="float" office:value="95.1875">
            <text:p>95.19</text:p>
          </table:table-cell>
          <table:table-cell office:value-type="float" office:value="95.0625">
            <text:p>95.06</text:p>
          </table:table-cell>
          <table:table-cell table:number-columns-repeated="102" office:value-type="float" office:value="95">
            <text:p>95</text:p>
          </table:table-cell>
          <table:table-cell office:value-type="float" office:value="94.9375">
            <text:p>94.94</text:p>
          </table:table-cell>
          <table:table-cell office:value-type="float" office:value="94.625">
            <text:p>94.63</text:p>
          </table:table-cell>
          <table:table-cell office:value-type="float" office:value="94">
            <text:p>94</text:p>
          </table:table-cell>
          <table:table-cell office:value-type="float" office:value="92.75">
            <text:p>92.75</text:p>
          </table:table-cell>
          <table:table-cell office:value-type="float" office:value="93.125">
            <text:p>93.13</text:p>
          </table:table-cell>
          <table:table-cell office:value-type="float" office:value="97.8125">
            <text:p>97.81</text:p>
          </table:table-cell>
          <table:table-cell office:value-type="float" office:value="105.875">
            <text:p>105.88</text:p>
          </table:table-cell>
          <table:table-cell office:value-type="float" office:value="115.5">
            <text:p>115.5</text:p>
          </table:table-cell>
          <table:table-cell office:value-type="float" office:value="126.1875">
            <text:p>126.19</text:p>
          </table:table-cell>
          <table:table-cell office:value-type="float" office:value="136.875">
            <text:p>136.88</text:p>
          </table:table-cell>
          <table:table-cell office:value-type="float" office:value="149">
            <text:p>149</text:p>
          </table:table-cell>
          <table:table-cell office:value-type="float" office:value="158.3125">
            <text:p>158.31</text:p>
          </table:table-cell>
          <table:table-cell office:value-type="float" office:value="161.5625">
            <text:p>161.56</text:p>
          </table:table-cell>
          <table:table-cell office:value-type="float" office:value="163.25">
            <text:p>163.25</text:p>
          </table:table-cell>
          <table:table-cell office:value-type="float" office:value="156.875">
            <text:p>156.88</text:p>
          </table:table-cell>
          <table:table-cell office:value-type="float" office:value="140.375">
            <text:p>140.38</text:p>
          </table:table-cell>
          <table:table-cell office:value-type="float" office:value="118.3125">
            <text:p>118.31</text:p>
          </table:table-cell>
          <table:table-cell office:value-type="float" office:value="84.25">
            <text:p>84.2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22.8125">
            <text:p>22.81</text:p>
          </table:table-cell>
          <table:table-cell office:value-type="float" office:value="150.875">
            <text:p>150.88</text:p>
          </table:table-cell>
          <table:table-cell office:value-type="float" office:value="190.6875">
            <text:p>190.69</text:p>
          </table:table-cell>
          <table:table-cell office:value-type="float" office:value="162.9375">
            <text:p>162.94</text:p>
          </table:table-cell>
          <table:table-cell office:value-type="float" office:value="148.125">
            <text:p>148.13</text:p>
          </table:table-cell>
          <table:table-cell office:value-type="float" office:value="118.3125">
            <text:p>118.31</text:p>
          </table:table-cell>
          <table:table-cell office:value-type="float" office:value="92">
            <text:p>92</text:p>
          </table:table-cell>
          <table:table-cell office:value-type="float" office:value="65.875">
            <text:p>65.88</text:p>
          </table:table-cell>
          <table:table-cell office:value-type="float" office:value="39.625">
            <text:p>39.63</text:p>
          </table:table-cell>
          <table:table-cell office:value-type="float" office:value="21.9375">
            <text:p>21.94</text:p>
          </table:table-cell>
        </table:table-row>
        <table:table-row table:style-name="ro1">
          <table:table-cell office:value-type="float" office:value="32.12548828125">
            <text:p>32.13</text:p>
          </table:table-cell>
          <table:table-cell office:value-type="float" office:value="34.547119140625">
            <text:p>34.55</text:p>
          </table:table-cell>
          <table:table-cell office:value-type="float" office:value="35.2843017578125">
            <text:p>35.28</text:p>
          </table:table-cell>
          <table:table-cell office:value-type="float" office:value="36.2734375">
            <text:p>36.27</text:p>
          </table:table-cell>
          <table:table-cell office:value-type="float" office:value="34.88037109375">
            <text:p>34.88</text:p>
          </table:table-cell>
          <table:table-cell office:value-type="float" office:value="32.3148193359375">
            <text:p>32.31</text:p>
          </table:table-cell>
          <table:table-cell office:value-type="float" office:value="29.37744140625">
            <text:p>29.38</text:p>
          </table:table-cell>
          <table:table-cell office:value-type="float" office:value="24.2989501953125">
            <text:p>24.3</text:p>
          </table:table-cell>
          <table:table-cell office:value-type="float" office:value="19.263427734375">
            <text:p>19.26</text:p>
          </table:table-cell>
          <table:table-cell office:value-type="float" office:value="13.427978515625">
            <text:p>13.43</text:p>
          </table:table-cell>
          <table:table-cell office:value-type="float" office:value="7.20751953125">
            <text:p>7.21</text:p>
          </table:table-cell>
          <table:table-cell office:value-type="float" office:value="2.080810546875">
            <text:p>2.08</text:p>
          </table:table-cell>
          <table:table-cell office:value-type="float" office:value="-2.4300537109375">
            <text:p>-2.43</text:p>
          </table:table-cell>
          <table:table-cell office:value-type="float" office:value="-5.9356689453125">
            <text:p>-5.94</text:p>
          </table:table-cell>
          <table:table-cell office:value-type="float" office:value="-6.1080322265625">
            <text:p>-6.11</text:p>
          </table:table-cell>
          <table:table-cell office:value-type="float" office:value="-5.773193359375">
            <text:p>-5.77</text:p>
          </table:table-cell>
          <table:table-cell office:value-type="float" office:value="-2.5902099609375">
            <text:p>-2.59</text:p>
          </table:table-cell>
          <table:table-cell office:value-type="float" office:value="0.3734130859375">
            <text:p>0.37</text:p>
          </table:table-cell>
          <table:table-cell office:value-type="float" office:value="4.2373046875">
            <text:p>4.24</text:p>
          </table:table-cell>
          <table:table-cell office:value-type="float" office:value="7.460693359375">
            <text:p>7.46</text:p>
          </table:table-cell>
          <table:table-cell office:value-type="float" office:value="9.4327392578125">
            <text:p>9.43</text:p>
          </table:table-cell>
          <table:table-cell office:value-type="float" office:value="5.472412109375">
            <text:p>5.47</text:p>
          </table:table-cell>
          <table:table-cell office:value-type="float" office:value="-1.5428466796875">
            <text:p>-1.54</text:p>
          </table:table-cell>
          <table:table-cell office:value-type="float" office:value="-14.3311767578125">
            <text:p>-14.33</text:p>
          </table:table-cell>
          <table:table-cell office:value-type="float" office:value="-30.35107421875">
            <text:p>-30.35</text:p>
          </table:table-cell>
          <table:table-cell office:value-type="float" office:value="-49.47802734375">
            <text:p>-49.48</text:p>
          </table:table-cell>
          <table:table-cell office:value-type="float" office:value="-69.3272705078125">
            <text:p>-69.33</text:p>
          </table:table-cell>
          <table:table-cell office:value-type="float" office:value="-83.7657470703125">
            <text:p>-83.77</text:p>
          </table:table-cell>
          <table:table-cell office:value-type="float" office:value="-97.71923828125">
            <text:p>-97.72</text:p>
          </table:table-cell>
          <table:table-cell office:value-type="float" office:value="-98.9775390625">
            <text:p>-98.98</text:p>
          </table:table-cell>
          <table:table-cell office:value-type="float" office:value="-97.4537353515625">
            <text:p>-97.45</text:p>
          </table:table-cell>
          <table:table-cell office:value-type="float" office:value="-86.6881103515625">
            <text:p>-86.69</text:p>
          </table:table-cell>
          <table:table-cell office:value-type="float" office:value="-68.0106201171875">
            <text:p>-68.01</text:p>
          </table:table-cell>
          <table:table-cell office:value-type="float" office:value="-42.212890625">
            <text:p>-42.21</text:p>
          </table:table-cell>
          <table:table-cell office:value-type="float" office:value="-11.3515625">
            <text:p>-11.35</text:p>
          </table:table-cell>
          <table:table-cell office:value-type="float" office:value="23.055419921875">
            <text:p>23.06</text:p>
          </table:table-cell>
          <table:table-cell office:value-type="float" office:value="53.8585205078125">
            <text:p>53.86</text:p>
          </table:table-cell>
          <table:table-cell office:value-type="float" office:value="83.2591552734375">
            <text:p>83.26</text:p>
          </table:table-cell>
          <table:table-cell office:value-type="float" office:value="102.149169921875">
            <text:p>102.15</text:p>
          </table:table-cell>
          <table:table-cell office:value-type="float" office:value="113.049682617188">
            <text:p>113.05</text:p>
          </table:table-cell>
          <table:table-cell office:value-type="float" office:value="117.949951171875">
            <text:p>117.95</text:p>
          </table:table-cell>
          <table:table-cell office:value-type="float" office:value="113.266479492188">
            <text:p>113.27</text:p>
          </table:table-cell>
          <table:table-cell office:value-type="float" office:value="103.274047851563">
            <text:p>103.27</text:p>
          </table:table-cell>
          <table:table-cell office:value-type="float" office:value="84.497314453125">
            <text:p>84.5</text:p>
          </table:table-cell>
          <table:table-cell office:value-type="float" office:value="65.328125">
            <text:p>65.33</text:p>
          </table:table-cell>
          <table:table-cell office:value-type="float" office:value="47.55859375">
            <text:p>47.56</text:p>
          </table:table-cell>
          <table:table-cell office:value-type="float" office:value="31.1600341796875">
            <text:p>31.16</text:p>
          </table:table-cell>
          <table:table-cell office:value-type="float" office:value="20.93603515625">
            <text:p>20.94</text:p>
          </table:table-cell>
          <table:table-cell office:value-type="float" office:value="20.1817626953125">
            <text:p>20.18</text:p>
          </table:table-cell>
          <table:table-cell office:value-type="float" office:value="19.8472900390625">
            <text:p>19.85</text:p>
          </table:table-cell>
          <table:table-cell office:value-type="float" office:value="33.7044677734375">
            <text:p>33.7</text:p>
          </table:table-cell>
          <table:table-cell office:value-type="float" office:value="45.4759521484375">
            <text:p>45.48</text:p>
          </table:table-cell>
          <table:table-cell office:value-type="float" office:value="69.026123046875">
            <text:p>69.03</text:p>
          </table:table-cell>
          <table:table-cell office:value-type="float" office:value="85.473876953125">
            <text:p>85.47</text:p>
          </table:table-cell>
          <table:table-cell office:value-type="float" office:value="99.6317138671875">
            <text:p>99.63</text:p>
          </table:table-cell>
          <table:table-cell office:value-type="float" office:value="106.31787109375">
            <text:p>106.32</text:p>
          </table:table-cell>
          <table:table-cell office:value-type="float" office:value="106.559204101563">
            <text:p>106.56</text:p>
          </table:table-cell>
          <table:table-cell office:value-type="float" office:value="92.701416015625">
            <text:p>92.7</text:p>
          </table:table-cell>
          <table:table-cell office:value-type="float" office:value="78.020751953125">
            <text:p>78.02</text:p>
          </table:table-cell>
          <table:table-cell office:value-type="float" office:value="53.15234375">
            <text:p>53.15</text:p>
          </table:table-cell>
          <table:table-cell office:value-type="float" office:value="27.7197265625">
            <text:p>27.72</text:p>
          </table:table-cell>
          <table:table-cell office:value-type="float" office:value="-0.5435791015625">
            <text:p>-0.54</text:p>
          </table:table-cell>
          <table:table-cell office:value-type="float" office:value="-25.4244384765625">
            <text:p>-25.42</text:p>
          </table:table-cell>
          <table:table-cell office:value-type="float" office:value="-40.384033203125">
            <text:p>-40.38</text:p>
          </table:table-cell>
          <table:table-cell office:value-type="float" office:value="-47.0191650390625">
            <text:p>-47.02</text:p>
          </table:table-cell>
          <table:table-cell office:value-type="float" office:value="-43.4490966796875">
            <text:p>-43.45</text:p>
          </table:table-cell>
          <table:table-cell office:value-type="float" office:value="-24.9605712890625">
            <text:p>-24.96</text:p>
          </table:table-cell>
          <table:table-cell office:value-type="float" office:value="-6.006591796875">
            <text:p>-6.01</text:p>
          </table:table-cell>
          <table:table-cell office:value-type="float" office:value="24.254638671875">
            <text:p>24.25</text:p>
          </table:table-cell>
          <table:table-cell office:value-type="float" office:value="49.4677734375">
            <text:p>49.47</text:p>
          </table:table-cell>
          <table:table-cell office:value-type="float" office:value="79.403076171875">
            <text:p>79.4</text:p>
          </table:table-cell>
          <table:table-cell office:value-type="float" office:value="102.731689453125">
            <text:p>102.73</text:p>
          </table:table-cell>
          <table:table-cell office:value-type="float" office:value="116.336303710937">
            <text:p>116.34</text:p>
          </table:table-cell>
          <table:table-cell office:value-type="float" office:value="121.631591796875">
            <text:p>121.63</text:p>
          </table:table-cell>
          <table:table-cell office:value-type="float" office:value="114.823852539063">
            <text:p>114.82</text:p>
          </table:table-cell>
          <table:table-cell office:value-type="float" office:value="94.513671875">
            <text:p>94.51</text:p>
          </table:table-cell>
          <table:table-cell office:value-type="float" office:value="70.9639892578125">
            <text:p>70.96</text:p>
          </table:table-cell>
          <table:table-cell office:value-type="float" office:value="40.864501953125">
            <text:p>40.86</text:p>
          </table:table-cell>
          <table:table-cell office:value-type="float" office:value="13.3997802734375">
            <text:p>13.4</text:p>
          </table:table-cell>
          <table:table-cell office:value-type="float" office:value="-15.7967529296875">
            <text:p>-15.8</text:p>
          </table:table-cell>
          <table:table-cell office:value-type="float" office:value="-40.140869140625">
            <text:p>-40.14</text:p>
          </table:table-cell>
          <table:table-cell office:value-type="float" office:value="-52.653564453125">
            <text:p>-52.65</text:p>
          </table:table-cell>
          <table:table-cell office:value-type="float" office:value="-56.2601318359375">
            <text:p>-56.26</text:p>
          </table:table-cell>
          <table:table-cell office:value-type="float" office:value="-49.1602783203125">
            <text:p>-49.16</text:p>
          </table:table-cell>
          <table:table-cell office:value-type="float" office:value="-27.0123291015625">
            <text:p>-27.01</text:p>
          </table:table-cell>
          <table:table-cell office:value-type="float" office:value="-4.878173828125">
            <text:p>-4.88</text:p>
          </table:table-cell>
          <table:table-cell office:value-type="float" office:value="27.68603515625">
            <text:p>27.69</text:p>
          </table:table-cell>
          <table:table-cell office:value-type="float" office:value="54.4891357421875">
            <text:p>54.49</text:p>
          </table:table-cell>
          <table:table-cell office:value-type="float" office:value="84.6044921875">
            <text:p>84.6</text:p>
          </table:table-cell>
          <table:table-cell office:value-type="float" office:value="107.421020507812">
            <text:p>107.42</text:p>
          </table:table-cell>
          <table:table-cell office:value-type="float" office:value="118.817993164063">
            <text:p>118.82</text:p>
          </table:table-cell>
          <table:table-cell office:value-type="float" office:value="122.119873046875">
            <text:p>122.12</text:p>
          </table:table-cell>
          <table:table-cell office:value-type="float" office:value="113.28271484375">
            <text:p>113.28</text:p>
          </table:table-cell>
          <table:table-cell office:value-type="float" office:value="91.909912109375">
            <text:p>91.91</text:p>
          </table:table-cell>
          <table:table-cell office:value-type="float" office:value="67.9586181640625">
            <text:p>67.96</text:p>
          </table:table-cell>
          <table:table-cell office:value-type="float" office:value="38.5274658203125">
            <text:p>38.53</text:p>
          </table:table-cell>
          <table:table-cell office:value-type="float" office:value="11.670654296875">
            <text:p>11.67</text:p>
          </table:table-cell>
          <table:table-cell office:value-type="float" office:value="-15.72900390625">
            <text:p>-15.73</text:p>
          </table:table-cell>
          <table:table-cell office:value-type="float" office:value="-37.643310546875">
            <text:p>-37.64</text:p>
          </table:table-cell>
          <table:table-cell office:value-type="float" office:value="-47.255615234375">
            <text:p>-47.26</text:p>
          </table:table-cell>
          <table:table-cell office:value-type="float" office:value="-47.1585693359375">
            <text:p>-47.16</text:p>
          </table:table-cell>
          <table:table-cell office:value-type="float" office:value="-36.9849853515625">
            <text:p>-36.98</text:p>
          </table:table-cell>
          <table:table-cell office:value-type="float" office:value="-11.77734375">
            <text:p>-11.78</text:p>
          </table:table-cell>
          <table:table-cell office:value-type="float" office:value="11.2484130859375">
            <text:p>11.25</text:p>
          </table:table-cell>
          <table:table-cell office:value-type="float" office:value="44.0684814453125">
            <text:p>44.07</text:p>
          </table:table-cell>
          <table:table-cell office:value-type="float" office:value="67.733642578125">
            <text:p>67.73</text:p>
          </table:table-cell>
          <table:table-cell office:value-type="float" office:value="92.3763427734375">
            <text:p>92.38</text:p>
          </table:table-cell>
          <table:table-cell office:value-type="float" office:value="108.738891601562">
            <text:p>108.74</text:p>
          </table:table-cell>
          <table:table-cell office:value-type="float" office:value="115.118408203125">
            <text:p>115.12</text:p>
          </table:table-cell>
          <table:table-cell office:value-type="float" office:value="114.409301757813">
            <text:p>114.41</text:p>
          </table:table-cell>
          <table:table-cell office:value-type="float" office:value="101.25341796875">
            <text:p>101.25</text:p>
          </table:table-cell>
          <table:table-cell office:value-type="float" office:value="81.25830078125">
            <text:p>81.26</text:p>
          </table:table-cell>
          <table:table-cell office:value-type="float" office:value="59.75830078125">
            <text:p>59.76</text:p>
          </table:table-cell>
          <table:table-cell office:value-type="float" office:value="38.9779052734375">
            <text:p>38.98</text:p>
          </table:table-cell>
          <table:table-cell office:value-type="float" office:value="27.99951171875">
            <text:p>28</text:p>
          </table:table-cell>
          <table:table-cell office:value-type="float" office:value="18.7608642578125">
            <text:p>18.76</text:p>
          </table:table-cell>
          <table:table-cell office:value-type="float" office:value="16.9071044921875">
            <text:p>16.91</text:p>
          </table:table-cell>
          <table:table-cell office:value-type="float" office:value="21.45849609375">
            <text:p>21.46</text:p>
          </table:table-cell>
          <table:table-cell office:value-type="float" office:value="34.2833251953125">
            <text:p>34.28</text:p>
          </table:table-cell>
          <table:table-cell office:value-type="float" office:value="45.8101806640625">
            <text:p>45.81</text:p>
          </table:table-cell>
          <table:table-cell office:value-type="float" office:value="68.8890380859375">
            <text:p>68.89</text:p>
          </table:table-cell>
          <table:table-cell office:value-type="float" office:value="83.22802734375">
            <text:p>83.23</text:p>
          </table:table-cell>
          <table:table-cell office:value-type="float" office:value="101.865356445312">
            <text:p>101.87</text:p>
          </table:table-cell>
          <table:table-cell office:value-type="float" office:value="106.156494140625">
            <text:p>106.16</text:p>
          </table:table-cell>
          <table:table-cell office:value-type="float" office:value="107.847778320312">
            <text:p>107.85</text:p>
          </table:table-cell>
          <table:table-cell office:value-type="float" office:value="98.7802734375">
            <text:p>98.78</text:p>
          </table:table-cell>
          <table:table-cell office:value-type="float" office:value="82.370849609375">
            <text:p>82.37</text:p>
          </table:table-cell>
          <table:table-cell office:value-type="float" office:value="56.2850341796875">
            <text:p>56.29</text:p>
          </table:table-cell>
          <table:table-cell office:value-type="float" office:value="27.7374267578125">
            <text:p>27.74</text:p>
          </table:table-cell>
          <table:table-cell office:value-type="float" office:value="-11.93408203125">
            <text:p>-11.93</text:p>
          </table:table-cell>
          <table:table-cell office:value-type="float" office:value="-41.0811767578125">
            <text:p>-41.08</text:p>
          </table:table-cell>
          <table:table-cell office:value-type="float" office:value="-68.1270751953125">
            <text:p>-68.13</text:p>
          </table:table-cell>
          <table:table-cell office:value-type="float" office:value="-88.549072265625">
            <text:p>-88.55</text:p>
          </table:table-cell>
          <table:table-cell office:value-type="float" office:value="-102.052368164063">
            <text:p>-102.05</text:p>
          </table:table-cell>
          <table:table-cell office:value-type="float" office:value="-109.452392578125">
            <text:p>-109.45</text:p>
          </table:table-cell>
          <table:table-cell office:value-type="float" office:value="-101.823852539063">
            <text:p>-101.82</text:p>
          </table:table-cell>
          <table:table-cell office:value-type="float" office:value="-90.852294921875">
            <text:p>-90.85</text:p>
          </table:table-cell>
          <table:table-cell office:value-type="float" office:value="-64.8009033203125">
            <text:p>-64.8</text:p>
          </table:table-cell>
          <table:table-cell office:value-type="float" office:value="-41.444091796875">
            <text:p>-41.44</text:p>
          </table:table-cell>
          <table:table-cell office:value-type="float" office:value="-16.628662109375">
            <text:p>-16.63</text:p>
          </table:table-cell>
          <table:table-cell office:value-type="float" office:value="3.022705078125">
            <text:p>3.02</text:p>
          </table:table-cell>
          <table:table-cell office:value-type="float" office:value="14.460205078125">
            <text:p>14.46</text:p>
          </table:table-cell>
          <table:table-cell office:value-type="float" office:value="19.0692138671875">
            <text:p>19.07</text:p>
          </table:table-cell>
          <table:table-cell office:value-type="float" office:value="21.91357421875">
            <text:p>21.91</text:p>
          </table:table-cell>
          <table:table-cell office:value-type="float" office:value="16.618896484375">
            <text:p>16.62</text:p>
          </table:table-cell>
          <table:table-cell office:value-type="float" office:value="12.8951416015625">
            <text:p>12.9</text:p>
          </table:table-cell>
          <table:table-cell office:value-type="float" office:value="8.195068359375">
            <text:p>8.2</text:p>
          </table:table-cell>
          <table:table-cell office:value-type="float" office:value="0.8729248046875">
            <text:p>0.87</text:p>
          </table:table-cell>
          <table:table-cell office:value-type="float" office:value="-3.8123779296875">
            <text:p>-3.81</text:p>
          </table:table-cell>
          <table:table-cell office:value-type="float" office:value="-12.07421875">
            <text:p>-12.07</text:p>
          </table:table-cell>
          <table:table-cell office:value-type="float" office:value="-11.3524169921875">
            <text:p>-11.35</text:p>
          </table:table-cell>
          <table:table-cell office:value-type="float" office:value="-16.18359375">
            <text:p>-16.18</text:p>
          </table:table-cell>
          <table:table-cell office:value-type="float" office:value="-10.66796875">
            <text:p>-10.67</text:p>
          </table:table-cell>
          <table:table-cell office:value-type="float" office:value="-4.685302734375">
            <text:p>-4.69</text:p>
          </table:table-cell>
          <table:table-cell office:value-type="float" office:value="2.0526123046875">
            <text:p>2.05</text:p>
          </table:table-cell>
          <table:table-cell office:value-type="float" office:value="1.7867431640625">
            <text:p>1.79</text:p>
          </table:table-cell>
          <table:table-cell office:value-type="float" office:value="8.7032470703125">
            <text:p>8.7</text:p>
          </table:table-cell>
          <table:table-cell office:value-type="float" office:value="11.4830322265625">
            <text:p>11.48</text:p>
          </table:table-cell>
          <table:table-cell office:value-type="float" office:value="17.271728515625">
            <text:p>17.27</text:p>
          </table:table-cell>
          <table:table-cell office:value-type="float" office:value="18.11181640625">
            <text:p>18.11</text:p>
          </table:table-cell>
          <table:table-cell office:value-type="float" office:value="21.1728515625">
            <text:p>21.17</text:p>
          </table:table-cell>
          <table:table-cell office:value-type="float" office:value="23.5732421875">
            <text:p>23.57</text:p>
          </table:table-cell>
        </table:table-row>
        <table:table-row table:style-name="ro1">
          <table:table-cell office:value-type="float" office:value="84.9163818359375">
            <text:p>84.92</text:p>
          </table:table-cell>
          <table:table-cell office:value-type="float" office:value="83.819580078125">
            <text:p>83.82</text:p>
          </table:table-cell>
          <table:table-cell office:value-type="float" office:value="83.1195068359375">
            <text:p>83.12</text:p>
          </table:table-cell>
          <table:table-cell office:value-type="float" office:value="83.3831787109375">
            <text:p>83.38</text:p>
          </table:table-cell>
          <table:table-cell office:value-type="float" office:value="84.1357421875">
            <text:p>84.14</text:p>
          </table:table-cell>
          <table:table-cell office:value-type="float" office:value="86.2548828125">
            <text:p>86.25</text:p>
          </table:table-cell>
          <table:table-cell office:value-type="float" office:value="89.1082763671875">
            <text:p>89.11</text:p>
          </table:table-cell>
          <table:table-cell office:value-type="float" office:value="91.9305419921875">
            <text:p>91.93</text:p>
          </table:table-cell>
          <table:table-cell office:value-type="float" office:value="95.5511474609375">
            <text:p>95.55</text:p>
          </table:table-cell>
          <table:table-cell office:value-type="float" office:value="99.9188232421875">
            <text:p>99.92</text:p>
          </table:table-cell>
          <table:table-cell office:value-type="float" office:value="104.442138671875">
            <text:p>104.44</text:p>
          </table:table-cell>
          <table:table-cell office:value-type="float" office:value="108.59130859375">
            <text:p>108.59</text:p>
          </table:table-cell>
          <table:table-cell office:value-type="float" office:value="111.355590820313">
            <text:p>111.36</text:p>
          </table:table-cell>
          <table:table-cell office:value-type="float" office:value="112.207885742188">
            <text:p>112.21</text:p>
          </table:table-cell>
          <table:table-cell office:value-type="float" office:value="109.2041015625">
            <text:p>109.2</text:p>
          </table:table-cell>
          <table:table-cell office:value-type="float" office:value="104.369384765625">
            <text:p>104.37</text:p>
          </table:table-cell>
          <table:table-cell office:value-type="float" office:value="97.3359375">
            <text:p>97.34</text:p>
          </table:table-cell>
          <table:table-cell office:value-type="float" office:value="88.3565673828125">
            <text:p>88.36</text:p>
          </table:table-cell>
          <table:table-cell office:value-type="float" office:value="79.326904296875">
            <text:p>79.33</text:p>
          </table:table-cell>
          <table:table-cell office:value-type="float" office:value="71.861083984375">
            <text:p>71.86</text:p>
          </table:table-cell>
          <table:table-cell office:value-type="float" office:value="67.83056640625">
            <text:p>67.83</text:p>
          </table:table-cell>
          <table:table-cell office:value-type="float" office:value="71.8231201171875">
            <text:p>71.82</text:p>
          </table:table-cell>
          <table:table-cell office:value-type="float" office:value="83.751708984375">
            <text:p>83.75</text:p>
          </table:table-cell>
          <table:table-cell office:value-type="float" office:value="99.035888671875">
            <text:p>99.04</text:p>
          </table:table-cell>
          <table:table-cell office:value-type="float" office:value="121.838012695312">
            <text:p>121.84</text:p>
          </table:table-cell>
          <table:table-cell office:value-type="float" office:value="149.309448242187">
            <text:p>149.31</text:p>
          </table:table-cell>
          <table:table-cell office:value-type="float" office:value="178.516235351562">
            <text:p>178.52</text:p>
          </table:table-cell>
          <table:table-cell office:value-type="float" office:value="202.398315429687">
            <text:p>202.4</text:p>
          </table:table-cell>
          <table:table-cell office:value-type="float" office:value="220.748413085938">
            <text:p>220.75</text:p>
          </table:table-cell>
          <table:table-cell office:value-type="float" office:value="229.385131835937">
            <text:p>229.39</text:p>
          </table:table-cell>
          <table:table-cell office:value-type="float" office:value="223.428100585937">
            <text:p>223.43</text:p>
          </table:table-cell>
          <table:table-cell office:value-type="float" office:value="215.443725585937">
            <text:p>215.44</text:p>
          </table:table-cell>
          <table:table-cell office:value-type="float" office:value="191.948852539062">
            <text:p>191.95</text:p>
          </table:table-cell>
          <table:table-cell office:value-type="float" office:value="157.766235351563">
            <text:p>157.77</text:p>
          </table:table-cell>
          <table:table-cell office:value-type="float" office:value="115.644287109375">
            <text:p>115.64</text:p>
          </table:table-cell>
          <table:table-cell office:value-type="float" office:value="65.0047607421875">
            <text:p>65</text:p>
          </table:table-cell>
          <table:table-cell office:value-type="float" office:value="19.775634765625">
            <text:p>19.78</text:p>
          </table:table-cell>
          <table:table-cell office:value-type="float" office:value="-25.74462890625">
            <text:p>-25.74</text:p>
          </table:table-cell>
          <table:table-cell office:value-type="float" office:value="-51.942138671875">
            <text:p>-51.94</text:p>
          </table:table-cell>
          <table:table-cell office:value-type="float" office:value="-70.9876708984375">
            <text:p>-70.99</text:p>
          </table:table-cell>
          <table:table-cell office:value-type="float" office:value="-72.1505126953125">
            <text:p>-72.15</text:p>
          </table:table-cell>
          <table:table-cell office:value-type="float" office:value="-69.9185791015625">
            <text:p>-69.92</text:p>
          </table:table-cell>
          <table:table-cell office:value-type="float" office:value="-54.5513916015625">
            <text:p>-54.55</text:p>
          </table:table-cell>
          <table:table-cell office:value-type="float" office:value="-29.1976318359375">
            <text:p>-29.2</text:p>
          </table:table-cell>
          <table:table-cell office:value-type="float" office:value="0.918701171875">
            <text:p>0.92</text:p>
          </table:table-cell>
          <table:table-cell office:value-type="float" office:value="24.89013671875">
            <text:p>24.89</text:p>
          </table:table-cell>
          <table:table-cell office:value-type="float" office:value="44.5770263671875">
            <text:p>44.58</text:p>
          </table:table-cell>
          <table:table-cell office:value-type="float" office:value="62.5672607421875">
            <text:p>62.57</text:p>
          </table:table-cell>
          <table:table-cell office:value-type="float" office:value="62.7733154296875">
            <text:p>62.77</text:p>
          </table:table-cell>
          <table:table-cell office:value-type="float" office:value="64.3941650390625">
            <text:p>64.39</text:p>
          </table:table-cell>
          <table:table-cell office:value-type="float" office:value="48.1378173828125">
            <text:p>48.14</text:p>
          </table:table-cell>
          <table:table-cell office:value-type="float" office:value="29.2718505859375">
            <text:p>29.27</text:p>
          </table:table-cell>
          <table:table-cell office:value-type="float" office:value="0.0733642578125">
            <text:p>0.07</text:p>
          </table:table-cell>
          <table:table-cell office:value-type="float" office:value="-28.8623046875">
            <text:p>-28.86</text:p>
          </table:table-cell>
          <table:table-cell office:value-type="float" office:value="-49.496337890625">
            <text:p>-49.5</text:p>
          </table:table-cell>
          <table:table-cell office:value-type="float" office:value="-61.66015625">
            <text:p>-61.66</text:p>
          </table:table-cell>
          <table:table-cell office:value-type="float" office:value="-58.2996826171875">
            <text:p>-58.3</text:p>
          </table:table-cell>
          <table:table-cell office:value-type="float" office:value="-39.604248046875">
            <text:p>-39.6</text:p>
          </table:table-cell>
          <table:table-cell office:value-type="float" office:value="-9.5806884765625">
            <text:p>-9.58</text:p>
          </table:table-cell>
          <table:table-cell office:value-type="float" office:value="22.8052978515625">
            <text:p>22.81</text:p>
          </table:table-cell>
          <table:table-cell office:value-type="float" office:value="58.4749755859375">
            <text:p>58.47</text:p>
          </table:table-cell>
          <table:table-cell office:value-type="float" office:value="99.0394287109375">
            <text:p>99.04</text:p>
          </table:table-cell>
          <table:table-cell office:value-type="float" office:value="131.26416015625">
            <text:p>131.26</text:p>
          </table:table-cell>
          <table:table-cell office:value-type="float" office:value="154.501953125">
            <text:p>154.5</text:p>
          </table:table-cell>
          <table:table-cell office:value-type="float" office:value="159.656005859375">
            <text:p>159.66</text:p>
          </table:table-cell>
          <table:table-cell office:value-type="float" office:value="157.671630859375">
            <text:p>157.67</text:p>
          </table:table-cell>
          <table:table-cell office:value-type="float" office:value="130.113403320312">
            <text:p>130.11</text:p>
          </table:table-cell>
          <table:table-cell office:value-type="float" office:value="102.375122070313">
            <text:p>102.38</text:p>
          </table:table-cell>
          <table:table-cell office:value-type="float" office:value="61.20849609375">
            <text:p>61.21</text:p>
          </table:table-cell>
          <table:table-cell office:value-type="float" office:value="21.531982421875">
            <text:p>21.53</text:p>
          </table:table-cell>
          <table:table-cell office:value-type="float" office:value="-13.8843994140625">
            <text:p>-13.88</text:p>
          </table:table-cell>
          <table:table-cell office:value-type="float" office:value="-55.4906005859375">
            <text:p>-55.49</text:p>
          </table:table-cell>
          <table:table-cell office:value-type="float" office:value="-76.017822265625">
            <text:p>-76.02</text:p>
          </table:table-cell>
          <table:table-cell office:value-type="float" office:value="-85.2669677734375">
            <text:p>-85.27</text:p>
          </table:table-cell>
          <table:table-cell office:value-type="float" office:value="-72.5086669921875">
            <text:p>-72.51</text:p>
          </table:table-cell>
          <table:table-cell office:value-type="float" office:value="-42.2154541015625">
            <text:p>-42.22</text:p>
          </table:table-cell>
          <table:table-cell office:value-type="float" office:value="0.01025390625">
            <text:p>0.01</text:p>
          </table:table-cell>
          <table:table-cell office:value-type="float" office:value="41.675048828125">
            <text:p>41.68</text:p>
          </table:table-cell>
          <table:table-cell office:value-type="float" office:value="79.4554443359375">
            <text:p>79.46</text:p>
          </table:table-cell>
          <table:table-cell office:value-type="float" office:value="122.311889648438">
            <text:p>122.31</text:p>
          </table:table-cell>
          <table:table-cell office:value-type="float" office:value="153.15673828125">
            <text:p>153.16</text:p>
          </table:table-cell>
          <table:table-cell office:value-type="float" office:value="172.90478515625">
            <text:p>172.9</text:p>
          </table:table-cell>
          <table:table-cell office:value-type="float" office:value="173.487915039063">
            <text:p>173.49</text:p>
          </table:table-cell>
          <table:table-cell office:value-type="float" office:value="165.917846679688">
            <text:p>165.92</text:p>
          </table:table-cell>
          <table:table-cell office:value-type="float" office:value="133.095458984375">
            <text:p>133.1</text:p>
          </table:table-cell>
          <table:table-cell office:value-type="float" office:value="100.539306640625">
            <text:p>100.54</text:p>
          </table:table-cell>
          <table:table-cell office:value-type="float" office:value="57.032470703125">
            <text:p>57.03</text:p>
          </table:table-cell>
          <table:table-cell office:value-type="float" office:value="14.8260498046875">
            <text:p>14.83</text:p>
          </table:table-cell>
          <table:table-cell office:value-type="float" office:value="-20.542724609375">
            <text:p>-20.54</text:p>
          </table:table-cell>
          <table:table-cell office:value-type="float" office:value="-61.359130859375">
            <text:p>-61.36</text:p>
          </table:table-cell>
          <table:table-cell office:value-type="float" office:value="-79.4052734375">
            <text:p>-79.41</text:p>
          </table:table-cell>
          <table:table-cell office:value-type="float" office:value="-86.0555419921875">
            <text:p>-86.06</text:p>
          </table:table-cell>
          <table:table-cell office:value-type="float" office:value="-70.58544921875">
            <text:p>-70.59</text:p>
          </table:table-cell>
          <table:table-cell office:value-type="float" office:value="-38.81396484375">
            <text:p>-38.81</text:p>
          </table:table-cell>
          <table:table-cell office:value-type="float" office:value="3.3714599609375">
            <text:p>3.37</text:p>
          </table:table-cell>
          <table:table-cell office:value-type="float" office:value="44.30810546875">
            <text:p>44.31</text:p>
          </table:table-cell>
          <table:table-cell office:value-type="float" office:value="79.9681396484375">
            <text:p>79.97</text:p>
          </table:table-cell>
          <table:table-cell office:value-type="float" office:value="120.6376953125">
            <text:p>120.64</text:p>
          </table:table-cell>
          <table:table-cell office:value-type="float" office:value="148.096313476562">
            <text:p>148.1</text:p>
          </table:table-cell>
          <table:table-cell office:value-type="float" office:value="163.538330078125">
            <text:p>163.54</text:p>
          </table:table-cell>
          <table:table-cell office:value-type="float" office:value="159.148315429687">
            <text:p>159.15</text:p>
          </table:table-cell>
          <table:table-cell office:value-type="float" office:value="147.099487304687">
            <text:p>147.1</text:p>
          </table:table-cell>
          <table:table-cell office:value-type="float" office:value="110.980590820313">
            <text:p>110.98</text:p>
          </table:table-cell>
          <table:table-cell office:value-type="float" office:value="77.5166015625">
            <text:p>77.52</text:p>
          </table:table-cell>
          <table:table-cell office:value-type="float" office:value="36.65283203125">
            <text:p>36.65</text:p>
          </table:table-cell>
          <table:table-cell office:value-type="float" office:value="-1.290771484375">
            <text:p>-1.29</text:p>
          </table:table-cell>
          <table:table-cell office:value-type="float" office:value="-30.3896484375">
            <text:p>-30.39</text:p>
          </table:table-cell>
          <table:table-cell office:value-type="float" office:value="-63.784423828125">
            <text:p>-63.78</text:p>
          </table:table-cell>
          <table:table-cell office:value-type="float" office:value="-73.7193603515625">
            <text:p>-73.72</text:p>
          </table:table-cell>
          <table:table-cell office:value-type="float" office:value="-73.9786376953125">
            <text:p>-73.98</text:p>
          </table:table-cell>
          <table:table-cell office:value-type="float" office:value="-55.32763671875">
            <text:p>-55.33</text:p>
          </table:table-cell>
          <table:table-cell office:value-type="float" office:value="-27.2615966796875">
            <text:p>-27.26</text:p>
          </table:table-cell>
          <table:table-cell office:value-type="float" office:value="3.7115478515625">
            <text:p>3.71</text:p>
          </table:table-cell>
          <table:table-cell office:value-type="float" office:value="31.8291015625">
            <text:p>31.83</text:p>
          </table:table-cell>
          <table:table-cell office:value-type="float" office:value="47.21826171875">
            <text:p>47.22</text:p>
          </table:table-cell>
          <table:table-cell office:value-type="float" office:value="63.9901123046875">
            <text:p>63.99</text:p>
          </table:table-cell>
          <table:table-cell office:value-type="float" office:value="65.1239013671875">
            <text:p>65.12</text:p>
          </table:table-cell>
          <table:table-cell office:value-type="float" office:value="61.257080078125">
            <text:p>61.26</text:p>
          </table:table-cell>
          <table:table-cell office:value-type="float" office:value="42.842041015625">
            <text:p>42.84</text:p>
          </table:table-cell>
          <table:table-cell office:value-type="float" office:value="26.086181640625">
            <text:p>26.09</text:p>
          </table:table-cell>
          <table:table-cell office:value-type="float" office:value="-1.0919189453125">
            <text:p>-1.09</text:p>
          </table:table-cell>
          <table:table-cell office:value-type="float" office:value="-25.9442138671875">
            <text:p>-25.94</text:p>
          </table:table-cell>
          <table:table-cell office:value-type="float" office:value="-46.0919189453125">
            <text:p>-46.09</text:p>
          </table:table-cell>
          <table:table-cell office:value-type="float" office:value="-54.7705078125">
            <text:p>-54.77</text:p>
          </table:table-cell>
          <table:table-cell office:value-type="float" office:value="-48.697998046875">
            <text:p>-48.7</text:p>
          </table:table-cell>
          <table:table-cell office:value-type="float" office:value="-40.53857421875">
            <text:p>-40.54</text:p>
          </table:table-cell>
          <table:table-cell office:value-type="float" office:value="-14.1680908203125">
            <text:p>-14.17</text:p>
          </table:table-cell>
          <table:table-cell office:value-type="float" office:value="23.14892578125">
            <text:p>23.15</text:p>
          </table:table-cell>
          <table:table-cell office:value-type="float" office:value="64.445068359375">
            <text:p>64.45</text:p>
          </table:table-cell>
          <table:table-cell office:value-type="float" office:value="114.950439453125">
            <text:p>114.95</text:p>
          </table:table-cell>
          <table:table-cell office:value-type="float" office:value="159.61376953125">
            <text:p>159.61</text:p>
          </table:table-cell>
          <table:table-cell office:value-type="float" office:value="200.266235351562">
            <text:p>200.27</text:p>
          </table:table-cell>
          <table:table-cell office:value-type="float" office:value="223.607666015625">
            <text:p>223.61</text:p>
          </table:table-cell>
          <table:table-cell office:value-type="float" office:value="241.137451171875">
            <text:p>241.14</text:p>
          </table:table-cell>
          <table:table-cell office:value-type="float" office:value="242.721435546875">
            <text:p>242.72</text:p>
          </table:table-cell>
          <table:table-cell office:value-type="float" office:value="238.04248046875">
            <text:p>238.04</text:p>
          </table:table-cell>
          <table:table-cell office:value-type="float" office:value="219.013427734375">
            <text:p>219.01</text:p>
          </table:table-cell>
          <table:table-cell office:value-type="float" office:value="192.62255859375">
            <text:p>192.62</text:p>
          </table:table-cell>
          <table:table-cell office:value-type="float" office:value="159.562866210937">
            <text:p>159.56</text:p>
          </table:table-cell>
          <table:table-cell office:value-type="float" office:value="125.15283203125">
            <text:p>125.15</text:p>
          </table:table-cell>
          <table:table-cell office:value-type="float" office:value="97.7191162109375">
            <text:p>97.72</text:p>
          </table:table-cell>
          <table:table-cell office:value-type="float" office:value="73.6763916015625">
            <text:p>73.68</text:p>
          </table:table-cell>
          <table:table-cell office:value-type="float" office:value="66.8729248046875">
            <text:p>66.87</text:p>
          </table:table-cell>
          <table:table-cell office:value-type="float" office:value="53.6099853515625">
            <text:p>53.61</text:p>
          </table:table-cell>
          <table:table-cell office:value-type="float" office:value="55.1038818359375">
            <text:p>55.1</text:p>
          </table:table-cell>
          <table:table-cell office:value-type="float" office:value="59.7872314453125">
            <text:p>59.79</text:p>
          </table:table-cell>
          <table:table-cell office:value-type="float" office:value="70.8026123046875">
            <text:p>70.8</text:p>
          </table:table-cell>
          <table:table-cell office:value-type="float" office:value="84.9267578125">
            <text:p>84.93</text:p>
          </table:table-cell>
          <table:table-cell office:value-type="float" office:value="97.0439453125">
            <text:p>97.04</text:p>
          </table:table-cell>
          <table:table-cell office:value-type="float" office:value="108.059692382813">
            <text:p>108.06</text:p>
          </table:table-cell>
          <table:table-cell office:value-type="float" office:value="110.581298828125">
            <text:p>110.58</text:p>
          </table:table-cell>
          <table:table-cell office:value-type="float" office:value="113.499145507812">
            <text:p>113.5</text:p>
          </table:table-cell>
          <table:table-cell office:value-type="float" office:value="112.3759765625">
            <text:p>112.38</text:p>
          </table:table-cell>
          <table:table-cell office:value-type="float" office:value="108.908813476562">
            <text:p>108.91</text:p>
          </table:table-cell>
          <table:table-cell office:value-type="float" office:value="103.934448242187">
            <text:p>103.93</text:p>
          </table:table-cell>
          <table:table-cell office:value-type="float" office:value="97.6241455078125">
            <text:p>97.62</text:p>
          </table:table-cell>
          <table:table-cell office:value-type="float" office:value="92.2227783203125">
            <text:p>92.22</text:p>
          </table:table-cell>
          <table:table-cell office:value-type="float" office:value="87.2547607421875">
            <text:p>87.25</text:p>
          </table:table-cell>
          <table:table-cell office:value-type="float" office:value="84.6484375">
            <text:p>84.65</text:p>
          </table:table-cell>
          <table:table-cell office:value-type="float" office:value="81.6412353515625">
            <text:p>81.64</text:p>
          </table:table-cell>
          <table:table-cell office:value-type="float" office:value="80.8306884765625">
            <text:p>80.83</text:p>
          </table:table-cell>
          <table:table-cell office:value-type="float" office:value="80.4522705078125">
            <text:p>80.45</text:p>
          </table:table-cell>
        </table:table-row>
        <table:table-row table:style-name="ro1">
          <table:table-cell table:number-columns-repeated="162"/>
        </table:table-row>
        <table:table-row table:style-name="ro1">
          <table:table-cell>
            <draw:frame table:end-cell-address="Sheet2.G25" table:end-x="2.175cm" table:end-y="0.246cm" draw:z-index="0" draw:style-name="gr1" svg:width="15.651cm" svg:height="6.999cm" svg:x="0.072cm" svg:y="0.445cm">
              <draw:object draw:notify-on-update-of-ranges="Sheet2.A1:Sheet2.FF1 Sheet2.A2:Sheet2.FF2 Sheet2.A3:Sheet2.FF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1"/>
        </table:table-row>
        <table:table-row table:style-name="ro1">
          <table:table-cell table:number-columns-repeated="6"/>
          <table:table-cell>
            <draw:frame table:end-cell-address="Sheet2.N25" table:end-x="2.203cm" table:end-y="0.273cm" draw:z-index="1" draw:style-name="gr1" svg:width="15.763cm" svg:height="6.999cm" svg:x="2.247cm" svg:y="0.022cm">
              <draw:object draw:notify-on-update-of-ranges="Sheet2.A5:Sheet2.FF5 Sheet2.A6:Sheet2.FF6 Sheet2.A7:Sheet2.FF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6">26/01/2009</text:date>, <text:time>14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6T14:44:5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97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652cm" svg:height="7cm" chart:class="chart:line" chart:style-name="ch1">
        <chart:title svg:x="4.915cm" svg:y="0.141cm" chart:style-name="ch2">
          <text:p>Multiresolution Filtering effects</text:p>
        </chart:title>
        <chart:subtitle svg:x="6.701cm" svg:y="0.784cm" chart:style-name="ch3">
          <text:p>Original Data</text:p>
        </chart:subtitle>
        <chart:legend chart:legend-position="end" svg:x="14.531cm" svg:y="2.844cm" chart:style-name="ch4"/>
        <chart:plot-area chart:style-name="ch5" table:cell-range-address="Sheet2.A1:Sheet2.FF3" svg:x="0.425cm" svg:y="1.375cm" svg:width="13.793cm" svg:height="5.405cm">
          <chart:axis chart:dimension="x" chart:name="primary-x" chart:style-name="ch6">
            <chart:title svg:x="6.589cm" svg:y="6.349cm" chart:style-name="ch7">
              <text:p>Frames/steps</text:p>
            </chart:title>
          </chart:axis>
          <chart:axis chart:dimension="y" chart:name="primary-y" chart:style-name="ch6">
            <chart:title svg:x="0.314cm" svg:y="4.202cm" chart:style-name="ch8">
              <text:p>Angle</text:p>
            </chart:title>
            <chart:grid chart:style-name="ch9" chart:class="major"/>
          </chart:axis>
          <chart:series chart:style-name="ch10" chart:values-cell-range-address="Sheet2.A1:Sheet2.FF1" chart:class="chart:line">
            <chart:data-point chart:repeated="162"/>
          </chart:series>
          <chart:series chart:style-name="ch11" chart:values-cell-range-address="Sheet2.A2:Sheet2.FF2" chart:class="chart:line">
            <chart:data-point chart:repeated="162"/>
          </chart:series>
          <chart:series chart:style-name="ch12" chart:values-cell-range-address="Sheet2.A3:Sheet2.FF3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764cm" svg:height="7cm" chart:class="chart:line" chart:style-name="ch1">
        <chart:title svg:x="4.971cm" svg:y="0.141cm" chart:style-name="ch2">
          <text:p>Multiresolution Filtering effects</text:p>
        </chart:title>
        <chart:subtitle svg:x="4.932cm" svg:y="0.784cm" chart:style-name="ch3">
          <text:p>CH: 1-3, G = 1-4, w= 1 - 2.5 (+0.5)</text:p>
        </chart:subtitle>
        <chart:legend chart:legend-position="end" svg:x="14.641cm" svg:y="2.844cm" chart:style-name="ch4"/>
        <chart:plot-area chart:style-name="ch5" table:cell-range-address="Sheet2.A5:Sheet2.FF7" svg:x="0.429cm" svg:y="1.375cm" svg:width="13.897cm" svg:height="5.405cm">
          <chart:axis chart:dimension="x" chart:name="primary-x" chart:style-name="ch6">
            <chart:title svg:x="6.645cm" svg:y="6.349cm" chart:style-name="ch7">
              <text:p>Frames/steps</text:p>
            </chart:title>
          </chart:axis>
          <chart:axis chart:dimension="y" chart:name="primary-y" chart:style-name="ch6">
            <chart:title svg:x="0.316cm" svg:y="4.295cm" chart:style-name="ch8">
              <text:p>Angles</text:p>
            </chart:title>
            <chart:grid chart:style-name="ch9" chart:class="major"/>
          </chart:axis>
          <chart:series chart:style-name="ch10" chart:values-cell-range-address="Sheet2.A5:Sheet2.FF5" chart:class="chart:line">
            <chart:data-point chart:repeated="162"/>
          </chart:series>
          <chart:series chart:style-name="ch11" chart:values-cell-range-address="Sheet2.A6:Sheet2.FF6" chart:class="chart:line">
            <chart:data-point chart:repeated="162"/>
          </chart:series>
          <chart:series chart:style-name="ch12" chart:values-cell-range-address="Sheet2.A7:Sheet2.FF7" chart:class="chart:line">
            <chart:data-point chart:repeated="16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625">
                <text:p>78.625</text:p>
              </table:table-cell>
              <table:table-cell office:value-type="float" office:value="87.625">
                <text:p>87.625</text:p>
              </table:table-cell>
              <table:table-cell office:value-type="float" office:value="98.875">
                <text:p>98.875</text:p>
              </table:table-cell>
              <table:table-cell office:value-type="float" office:value="108.4375">
                <text:p>108.4375</text:p>
              </table:table-cell>
              <table:table-cell office:value-type="float" office:value="118">
                <text:p>118</text:p>
              </table:table-cell>
              <table:table-cell office:value-type="float" office:value="127.5625">
                <text:p>127.5625</text:p>
              </table:table-cell>
              <table:table-cell office:value-type="float" office:value="136.8125">
                <text:p>136.8125</text:p>
              </table:table-cell>
              <table:table-cell office:value-type="float" office:value="148.1875">
                <text:p>148.1875</text:p>
              </table:table-cell>
              <table:table-cell office:value-type="float" office:value="156.625">
                <text:p>156.625</text:p>
              </table:table-cell>
              <table:table-cell office:value-type="float" office:value="158.9375">
                <text:p>158.9375</text:p>
              </table:table-cell>
              <table:table-cell office:value-type="float" office:value="163.0625">
                <text:p>163.0625</text:p>
              </table:table-cell>
              <table:table-cell office:value-type="float" office:value="163.125">
                <text:p>163.125</text:p>
              </table:table-cell>
              <table:table-cell office:value-type="float" office:value="155.3125">
                <text:p>155.3125</text:p>
              </table:table-cell>
              <table:table-cell office:value-type="float" office:value="143.1875">
                <text:p>143.1875</text:p>
              </table:table-cell>
              <table:table-cell office:value-type="float" office:value="128.0625">
                <text:p>128.0625</text:p>
              </table:table-cell>
              <table:table-cell office:value-type="float" office:value="113.5625">
                <text:p>113.5625</text:p>
              </table:table-cell>
              <table:table-cell office:value-type="float" office:value="99.875">
                <text:p>99.875</text:p>
              </table:table-cell>
              <table:table-cell office:value-type="float" office:value="92.375">
                <text:p>92.375</text:p>
              </table:table-cell>
              <table:table-cell office:value-type="float" office:value="91.9375">
                <text:p>91.9375</text:p>
              </table:table-cell>
              <table:table-cell office:value-type="float" office:value="87.5625">
                <text:p>87.5625</text:p>
              </table:table-cell>
              <table:table-cell office:value-type="float" office:value="83.375">
                <text:p>83.375</text:p>
              </table:table-cell>
              <table:table-cell office:value-type="float" office:value="84.0625">
                <text:p>84.0625</text:p>
              </table:table-cell>
              <table:table-cell office:value-type="float" office:value="85.5">
                <text:p>85.5</text:p>
              </table:table-cell>
              <table:table-cell office:value-type="float" office:value="88.5">
                <text:p>88.5</text:p>
              </table:table-cell>
              <table:table-cell office:value-type="float" office:value="92.3125">
                <text:p>92.3125</text:p>
              </table:table-cell>
              <table:table-cell office:value-type="float" office:value="94.9375">
                <text:p>94.9375</text:p>
              </table:table-cell>
              <table:table-cell office:value-type="float" office:value="95.8125">
                <text:p>95.8125</text:p>
              </table:table-cell>
              <table:table-cell office:value-type="float" office:value="95.5625">
                <text:p>95.5625</text:p>
              </table:table-cell>
              <table:table-cell office:value-type="float" office:value="95.1875">
                <text:p>95.1875</text:p>
              </table:table-cell>
              <table:table-cell office:value-type="float" office:value="95.0625">
                <text:p>95.062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375">
                <text:p>94.9375</text:p>
              </table:table-cell>
              <table:table-cell office:value-type="float" office:value="94.625">
                <text:p>94.625</text:p>
              </table:table-cell>
              <table:table-cell office:value-type="float" office:value="94">
                <text:p>94</text:p>
              </table:table-cell>
              <table:table-cell office:value-type="float" office:value="92.75">
                <text:p>92.75</text:p>
              </table:table-cell>
              <table:table-cell office:value-type="float" office:value="93.125">
                <text:p>93.125</text:p>
              </table:table-cell>
              <table:table-cell office:value-type="float" office:value="97.8125">
                <text:p>97.8125</text:p>
              </table:table-cell>
              <table:table-cell office:value-type="float" office:value="105.875">
                <text:p>105.875</text:p>
              </table:table-cell>
              <table:table-cell office:value-type="float" office:value="115.5">
                <text:p>115.5</text:p>
              </table:table-cell>
              <table:table-cell office:value-type="float" office:value="126.1875">
                <text:p>126.1875</text:p>
              </table:table-cell>
              <table:table-cell office:value-type="float" office:value="136.875">
                <text:p>136.875</text:p>
              </table:table-cell>
              <table:table-cell office:value-type="float" office:value="149">
                <text:p>149</text:p>
              </table:table-cell>
              <table:table-cell office:value-type="float" office:value="158.3125">
                <text:p>158.3125</text:p>
              </table:table-cell>
              <table:table-cell office:value-type="float" office:value="161.5625">
                <text:p>161.5625</text:p>
              </table:table-cell>
              <table:table-cell office:value-type="float" office:value="163.25">
                <text:p>163.25</text:p>
              </table:table-cell>
              <table:table-cell office:value-type="float" office:value="156.875">
                <text:p>156.875</text:p>
              </table:table-cell>
              <table:table-cell office:value-type="float" office:value="140.375">
                <text:p>140.375</text:p>
              </table:table-cell>
              <table:table-cell office:value-type="float" office:value="118.3125">
                <text:p>118.3125</text:p>
              </table:table-cell>
              <table:table-cell office:value-type="float" office:value="84.25">
                <text:p>84.25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22.8125">
                <text:p>22.8125</text:p>
              </table:table-cell>
              <table:table-cell office:value-type="float" office:value="150.875">
                <text:p>150.875</text:p>
              </table:table-cell>
              <table:table-cell office:value-type="float" office:value="190.6875">
                <text:p>190.6875</text:p>
              </table:table-cell>
              <table:table-cell office:value-type="float" office:value="162.9375">
                <text:p>162.9375</text:p>
              </table:table-cell>
              <table:table-cell office:value-type="float" office:value="148.125">
                <text:p>148.125</text:p>
              </table:table-cell>
              <table:table-cell office:value-type="float" office:value="118.3125">
                <text:p>118.3125</text:p>
              </table:table-cell>
              <table:table-cell office:value-type="float" office:value="92">
                <text:p>92</text:p>
              </table:table-cell>
              <table:table-cell office:value-type="float" office:value="65.875">
                <text:p>65.875</text:p>
              </table:table-cell>
              <table:table-cell office:value-type="float" office:value="39.625">
                <text:p>39.625</text:p>
              </table:table-cell>
              <table:table-cell office:value-type="float" office:value="21.9375">
                <text:p>21.9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2.12548828125">
                <text:p>32.12548828125</text:p>
              </table:table-cell>
              <table:table-cell office:value-type="float" office:value="34.547119140625">
                <text:p>34.547119140625</text:p>
              </table:table-cell>
              <table:table-cell office:value-type="float" office:value="35.2843017578125">
                <text:p>35.2843017578125</text:p>
              </table:table-cell>
              <table:table-cell office:value-type="float" office:value="36.2734375">
                <text:p>36.2734375</text:p>
              </table:table-cell>
              <table:table-cell office:value-type="float" office:value="34.88037109375">
                <text:p>34.88037109375</text:p>
              </table:table-cell>
              <table:table-cell office:value-type="float" office:value="32.3148193359375">
                <text:p>32.3148193359375</text:p>
              </table:table-cell>
              <table:table-cell office:value-type="float" office:value="29.37744140625">
                <text:p>29.37744140625</text:p>
              </table:table-cell>
              <table:table-cell office:value-type="float" office:value="24.2989501953125">
                <text:p>24.2989501953125</text:p>
              </table:table-cell>
              <table:table-cell office:value-type="float" office:value="19.263427734375">
                <text:p>19.263427734375</text:p>
              </table:table-cell>
              <table:table-cell office:value-type="float" office:value="13.427978515625">
                <text:p>13.427978515625</text:p>
              </table:table-cell>
              <table:table-cell office:value-type="float" office:value="7.20751953125">
                <text:p>7.20751953125</text:p>
              </table:table-cell>
              <table:table-cell office:value-type="float" office:value="2.080810546875">
                <text:p>2.080810546875</text:p>
              </table:table-cell>
              <table:table-cell office:value-type="float" office:value="-2.4300537109375">
                <text:p>-2.4300537109375</text:p>
              </table:table-cell>
              <table:table-cell office:value-type="float" office:value="-5.9356689453125">
                <text:p>-5.9356689453125</text:p>
              </table:table-cell>
              <table:table-cell office:value-type="float" office:value="-6.1080322265625">
                <text:p>-6.1080322265625</text:p>
              </table:table-cell>
              <table:table-cell office:value-type="float" office:value="-5.773193359375">
                <text:p>-5.773193359375</text:p>
              </table:table-cell>
              <table:table-cell office:value-type="float" office:value="-2.5902099609375">
                <text:p>-2.5902099609375</text:p>
              </table:table-cell>
              <table:table-cell office:value-type="float" office:value="0.3734130859375">
                <text:p>0.3734130859375</text:p>
              </table:table-cell>
              <table:table-cell office:value-type="float" office:value="4.2373046875">
                <text:p>4.2373046875</text:p>
              </table:table-cell>
              <table:table-cell office:value-type="float" office:value="7.460693359375">
                <text:p>7.460693359375</text:p>
              </table:table-cell>
              <table:table-cell office:value-type="float" office:value="9.4327392578125">
                <text:p>9.4327392578125</text:p>
              </table:table-cell>
              <table:table-cell office:value-type="float" office:value="5.472412109375">
                <text:p>5.472412109375</text:p>
              </table:table-cell>
              <table:table-cell office:value-type="float" office:value="-1.5428466796875">
                <text:p>-1.5428466796875</text:p>
              </table:table-cell>
              <table:table-cell office:value-type="float" office:value="-14.3311767578125">
                <text:p>-14.3311767578125</text:p>
              </table:table-cell>
              <table:table-cell office:value-type="float" office:value="-30.35107421875">
                <text:p>-30.35107421875</text:p>
              </table:table-cell>
              <table:table-cell office:value-type="float" office:value="-49.47802734375">
                <text:p>-49.47802734375</text:p>
              </table:table-cell>
              <table:table-cell office:value-type="float" office:value="-69.3272705078125">
                <text:p>-69.3272705078125</text:p>
              </table:table-cell>
              <table:table-cell office:value-type="float" office:value="-83.7657470703125">
                <text:p>-83.7657470703125</text:p>
              </table:table-cell>
              <table:table-cell office:value-type="float" office:value="-97.71923828125">
                <text:p>-97.71923828125</text:p>
              </table:table-cell>
              <table:table-cell office:value-type="float" office:value="-98.9775390625">
                <text:p>-98.9775390625</text:p>
              </table:table-cell>
              <table:table-cell office:value-type="float" office:value="-97.4537353515625">
                <text:p>-97.4537353515625</text:p>
              </table:table-cell>
              <table:table-cell office:value-type="float" office:value="-86.6881103515625">
                <text:p>-86.6881103515625</text:p>
              </table:table-cell>
              <table:table-cell office:value-type="float" office:value="-68.0106201171875">
                <text:p>-68.0106201171875</text:p>
              </table:table-cell>
              <table:table-cell office:value-type="float" office:value="-42.212890625">
                <text:p>-42.212890625</text:p>
              </table:table-cell>
              <table:table-cell office:value-type="float" office:value="-11.3515625">
                <text:p>-11.3515625</text:p>
              </table:table-cell>
              <table:table-cell office:value-type="float" office:value="23.055419921875">
                <text:p>23.055419921875</text:p>
              </table:table-cell>
              <table:table-cell office:value-type="float" office:value="53.8585205078125">
                <text:p>53.8585205078125</text:p>
              </table:table-cell>
              <table:table-cell office:value-type="float" office:value="83.2591552734375">
                <text:p>83.2591552734375</text:p>
              </table:table-cell>
              <table:table-cell office:value-type="float" office:value="102.149169921875">
                <text:p>102.149169921875</text:p>
              </table:table-cell>
              <table:table-cell office:value-type="float" office:value="113.049682617188">
                <text:p>113.049682617188</text:p>
              </table:table-cell>
              <table:table-cell office:value-type="float" office:value="117.949951171875">
                <text:p>117.949951171875</text:p>
              </table:table-cell>
              <table:table-cell office:value-type="float" office:value="113.266479492188">
                <text:p>113.266479492188</text:p>
              </table:table-cell>
              <table:table-cell office:value-type="float" office:value="103.274047851563">
                <text:p>103.274047851563</text:p>
              </table:table-cell>
              <table:table-cell office:value-type="float" office:value="84.497314453125">
                <text:p>84.497314453125</text:p>
              </table:table-cell>
              <table:table-cell office:value-type="float" office:value="65.328125">
                <text:p>65.328125</text:p>
              </table:table-cell>
              <table:table-cell office:value-type="float" office:value="47.55859375">
                <text:p>47.55859375</text:p>
              </table:table-cell>
              <table:table-cell office:value-type="float" office:value="31.1600341796875">
                <text:p>31.1600341796875</text:p>
              </table:table-cell>
              <table:table-cell office:value-type="float" office:value="20.93603515625">
                <text:p>20.93603515625</text:p>
              </table:table-cell>
              <table:table-cell office:value-type="float" office:value="20.1817626953125">
                <text:p>20.1817626953125</text:p>
              </table:table-cell>
              <table:table-cell office:value-type="float" office:value="19.8472900390625">
                <text:p>19.8472900390625</text:p>
              </table:table-cell>
              <table:table-cell office:value-type="float" office:value="33.7044677734375">
                <text:p>33.7044677734375</text:p>
              </table:table-cell>
              <table:table-cell office:value-type="float" office:value="45.4759521484375">
                <text:p>45.4759521484375</text:p>
              </table:table-cell>
              <table:table-cell office:value-type="float" office:value="69.026123046875">
                <text:p>69.026123046875</text:p>
              </table:table-cell>
              <table:table-cell office:value-type="float" office:value="85.473876953125">
                <text:p>85.473876953125</text:p>
              </table:table-cell>
              <table:table-cell office:value-type="float" office:value="99.6317138671875">
                <text:p>99.6317138671875</text:p>
              </table:table-cell>
              <table:table-cell office:value-type="float" office:value="106.31787109375">
                <text:p>106.31787109375</text:p>
              </table:table-cell>
              <table:table-cell office:value-type="float" office:value="106.559204101563">
                <text:p>106.559204101563</text:p>
              </table:table-cell>
              <table:table-cell office:value-type="float" office:value="92.701416015625">
                <text:p>92.701416015625</text:p>
              </table:table-cell>
              <table:table-cell office:value-type="float" office:value="78.020751953125">
                <text:p>78.020751953125</text:p>
              </table:table-cell>
              <table:table-cell office:value-type="float" office:value="53.15234375">
                <text:p>53.15234375</text:p>
              </table:table-cell>
              <table:table-cell office:value-type="float" office:value="27.7197265625">
                <text:p>27.7197265625</text:p>
              </table:table-cell>
              <table:table-cell office:value-type="float" office:value="-0.5435791015625">
                <text:p>-0.5435791015625</text:p>
              </table:table-cell>
              <table:table-cell office:value-type="float" office:value="-25.4244384765625">
                <text:p>-25.4244384765625</text:p>
              </table:table-cell>
              <table:table-cell office:value-type="float" office:value="-40.384033203125">
                <text:p>-40.384033203125</text:p>
              </table:table-cell>
              <table:table-cell office:value-type="float" office:value="-47.0191650390625">
                <text:p>-47.0191650390625</text:p>
              </table:table-cell>
              <table:table-cell office:value-type="float" office:value="-43.4490966796875">
                <text:p>-43.4490966796875</text:p>
              </table:table-cell>
              <table:table-cell office:value-type="float" office:value="-24.9605712890625">
                <text:p>-24.9605712890625</text:p>
              </table:table-cell>
              <table:table-cell office:value-type="float" office:value="-6.006591796875">
                <text:p>-6.006591796875</text:p>
              </table:table-cell>
              <table:table-cell office:value-type="float" office:value="24.254638671875">
                <text:p>24.254638671875</text:p>
              </table:table-cell>
              <table:table-cell office:value-type="float" office:value="49.4677734375">
                <text:p>49.4677734375</text:p>
              </table:table-cell>
              <table:table-cell office:value-type="float" office:value="79.403076171875">
                <text:p>79.403076171875</text:p>
              </table:table-cell>
              <table:table-cell office:value-type="float" office:value="102.731689453125">
                <text:p>102.731689453125</text:p>
              </table:table-cell>
              <table:table-cell office:value-type="float" office:value="116.336303710937">
                <text:p>116.336303710937</text:p>
              </table:table-cell>
              <table:table-cell office:value-type="float" office:value="121.631591796875">
                <text:p>121.631591796875</text:p>
              </table:table-cell>
              <table:table-cell office:value-type="float" office:value="114.823852539063">
                <text:p>114.823852539063</text:p>
              </table:table-cell>
              <table:table-cell office:value-type="float" office:value="94.513671875">
                <text:p>94.513671875</text:p>
              </table:table-cell>
              <table:table-cell office:value-type="float" office:value="70.9639892578125">
                <text:p>70.9639892578125</text:p>
              </table:table-cell>
              <table:table-cell office:value-type="float" office:value="40.864501953125">
                <text:p>40.864501953125</text:p>
              </table:table-cell>
              <table:table-cell office:value-type="float" office:value="13.3997802734375">
                <text:p>13.3997802734375</text:p>
              </table:table-cell>
              <table:table-cell office:value-type="float" office:value="-15.7967529296875">
                <text:p>-15.7967529296875</text:p>
              </table:table-cell>
              <table:table-cell office:value-type="float" office:value="-40.140869140625">
                <text:p>-40.140869140625</text:p>
              </table:table-cell>
              <table:table-cell office:value-type="float" office:value="-52.653564453125">
                <text:p>-52.653564453125</text:p>
              </table:table-cell>
              <table:table-cell office:value-type="float" office:value="-56.2601318359375">
                <text:p>-56.2601318359375</text:p>
              </table:table-cell>
              <table:table-cell office:value-type="float" office:value="-49.1602783203125">
                <text:p>-49.1602783203125</text:p>
              </table:table-cell>
              <table:table-cell office:value-type="float" office:value="-27.0123291015625">
                <text:p>-27.0123291015625</text:p>
              </table:table-cell>
              <table:table-cell office:value-type="float" office:value="-4.878173828125">
                <text:p>-4.878173828125</text:p>
              </table:table-cell>
              <table:table-cell office:value-type="float" office:value="27.68603515625">
                <text:p>27.68603515625</text:p>
              </table:table-cell>
              <table:table-cell office:value-type="float" office:value="54.4891357421875">
                <text:p>54.4891357421875</text:p>
              </table:table-cell>
              <table:table-cell office:value-type="float" office:value="84.6044921875">
                <text:p>84.6044921875</text:p>
              </table:table-cell>
              <table:table-cell office:value-type="float" office:value="107.421020507812">
                <text:p>107.421020507812</text:p>
              </table:table-cell>
              <table:table-cell office:value-type="float" office:value="118.817993164063">
                <text:p>118.817993164063</text:p>
              </table:table-cell>
              <table:table-cell office:value-type="float" office:value="122.119873046875">
                <text:p>122.119873046875</text:p>
              </table:table-cell>
              <table:table-cell office:value-type="float" office:value="113.28271484375">
                <text:p>113.28271484375</text:p>
              </table:table-cell>
              <table:table-cell office:value-type="float" office:value="91.909912109375">
                <text:p>91.909912109375</text:p>
              </table:table-cell>
              <table:table-cell office:value-type="float" office:value="67.9586181640625">
                <text:p>67.9586181640625</text:p>
              </table:table-cell>
              <table:table-cell office:value-type="float" office:value="38.5274658203125">
                <text:p>38.5274658203125</text:p>
              </table:table-cell>
              <table:table-cell office:value-type="float" office:value="11.670654296875">
                <text:p>11.670654296875</text:p>
              </table:table-cell>
              <table:table-cell office:value-type="float" office:value="-15.72900390625">
                <text:p>-15.72900390625</text:p>
              </table:table-cell>
              <table:table-cell office:value-type="float" office:value="-37.643310546875">
                <text:p>-37.643310546875</text:p>
              </table:table-cell>
              <table:table-cell office:value-type="float" office:value="-47.255615234375">
                <text:p>-47.255615234375</text:p>
              </table:table-cell>
              <table:table-cell office:value-type="float" office:value="-47.1585693359375">
                <text:p>-47.1585693359375</text:p>
              </table:table-cell>
              <table:table-cell office:value-type="float" office:value="-36.9849853515625">
                <text:p>-36.9849853515625</text:p>
              </table:table-cell>
              <table:table-cell office:value-type="float" office:value="-11.77734375">
                <text:p>-11.77734375</text:p>
              </table:table-cell>
              <table:table-cell office:value-type="float" office:value="11.2484130859375">
                <text:p>11.2484130859375</text:p>
              </table:table-cell>
              <table:table-cell office:value-type="float" office:value="44.0684814453125">
                <text:p>44.0684814453125</text:p>
              </table:table-cell>
              <table:table-cell office:value-type="float" office:value="67.733642578125">
                <text:p>67.733642578125</text:p>
              </table:table-cell>
              <table:table-cell office:value-type="float" office:value="92.3763427734375">
                <text:p>92.3763427734375</text:p>
              </table:table-cell>
              <table:table-cell office:value-type="float" office:value="108.738891601562">
                <text:p>108.738891601562</text:p>
              </table:table-cell>
              <table:table-cell office:value-type="float" office:value="115.118408203125">
                <text:p>115.118408203125</text:p>
              </table:table-cell>
              <table:table-cell office:value-type="float" office:value="114.409301757813">
                <text:p>114.409301757813</text:p>
              </table:table-cell>
              <table:table-cell office:value-type="float" office:value="101.25341796875">
                <text:p>101.25341796875</text:p>
              </table:table-cell>
              <table:table-cell office:value-type="float" office:value="81.25830078125">
                <text:p>81.25830078125</text:p>
              </table:table-cell>
              <table:table-cell office:value-type="float" office:value="59.75830078125">
                <text:p>59.75830078125</text:p>
              </table:table-cell>
              <table:table-cell office:value-type="float" office:value="38.9779052734375">
                <text:p>38.9779052734375</text:p>
              </table:table-cell>
              <table:table-cell office:value-type="float" office:value="27.99951171875">
                <text:p>27.99951171875</text:p>
              </table:table-cell>
              <table:table-cell office:value-type="float" office:value="18.7608642578125">
                <text:p>18.7608642578125</text:p>
              </table:table-cell>
              <table:table-cell office:value-type="float" office:value="16.9071044921875">
                <text:p>16.9071044921875</text:p>
              </table:table-cell>
              <table:table-cell office:value-type="float" office:value="21.45849609375">
                <text:p>21.45849609375</text:p>
              </table:table-cell>
              <table:table-cell office:value-type="float" office:value="34.2833251953125">
                <text:p>34.2833251953125</text:p>
              </table:table-cell>
              <table:table-cell office:value-type="float" office:value="45.8101806640625">
                <text:p>45.8101806640625</text:p>
              </table:table-cell>
              <table:table-cell office:value-type="float" office:value="68.8890380859375">
                <text:p>68.8890380859375</text:p>
              </table:table-cell>
              <table:table-cell office:value-type="float" office:value="83.22802734375">
                <text:p>83.22802734375</text:p>
              </table:table-cell>
              <table:table-cell office:value-type="float" office:value="101.865356445312">
                <text:p>101.865356445312</text:p>
              </table:table-cell>
              <table:table-cell office:value-type="float" office:value="106.156494140625">
                <text:p>106.156494140625</text:p>
              </table:table-cell>
              <table:table-cell office:value-type="float" office:value="107.847778320312">
                <text:p>107.847778320312</text:p>
              </table:table-cell>
              <table:table-cell office:value-type="float" office:value="98.7802734375">
                <text:p>98.7802734375</text:p>
              </table:table-cell>
              <table:table-cell office:value-type="float" office:value="82.370849609375">
                <text:p>82.370849609375</text:p>
              </table:table-cell>
              <table:table-cell office:value-type="float" office:value="56.2850341796875">
                <text:p>56.2850341796875</text:p>
              </table:table-cell>
              <table:table-cell office:value-type="float" office:value="27.7374267578125">
                <text:p>27.7374267578125</text:p>
              </table:table-cell>
              <table:table-cell office:value-type="float" office:value="-11.93408203125">
                <text:p>-11.93408203125</text:p>
              </table:table-cell>
              <table:table-cell office:value-type="float" office:value="-41.0811767578125">
                <text:p>-41.0811767578125</text:p>
              </table:table-cell>
              <table:table-cell office:value-type="float" office:value="-68.1270751953125">
                <text:p>-68.1270751953125</text:p>
              </table:table-cell>
              <table:table-cell office:value-type="float" office:value="-88.549072265625">
                <text:p>-88.549072265625</text:p>
              </table:table-cell>
              <table:table-cell office:value-type="float" office:value="-102.052368164063">
                <text:p>-102.052368164063</text:p>
              </table:table-cell>
              <table:table-cell office:value-type="float" office:value="-109.452392578125">
                <text:p>-109.452392578125</text:p>
              </table:table-cell>
              <table:table-cell office:value-type="float" office:value="-101.823852539063">
                <text:p>-101.823852539063</text:p>
              </table:table-cell>
              <table:table-cell office:value-type="float" office:value="-90.852294921875">
                <text:p>-90.852294921875</text:p>
              </table:table-cell>
              <table:table-cell office:value-type="float" office:value="-64.8009033203125">
                <text:p>-64.8009033203125</text:p>
              </table:table-cell>
              <table:table-cell office:value-type="float" office:value="-41.444091796875">
                <text:p>-41.444091796875</text:p>
              </table:table-cell>
              <table:table-cell office:value-type="float" office:value="-16.628662109375">
                <text:p>-16.628662109375</text:p>
              </table:table-cell>
              <table:table-cell office:value-type="float" office:value="3.022705078125">
                <text:p>3.022705078125</text:p>
              </table:table-cell>
              <table:table-cell office:value-type="float" office:value="14.460205078125">
                <text:p>14.460205078125</text:p>
              </table:table-cell>
              <table:table-cell office:value-type="float" office:value="19.0692138671875">
                <text:p>19.0692138671875</text:p>
              </table:table-cell>
              <table:table-cell office:value-type="float" office:value="21.91357421875">
                <text:p>21.91357421875</text:p>
              </table:table-cell>
              <table:table-cell office:value-type="float" office:value="16.618896484375">
                <text:p>16.618896484375</text:p>
              </table:table-cell>
              <table:table-cell office:value-type="float" office:value="12.8951416015625">
                <text:p>12.8951416015625</text:p>
              </table:table-cell>
              <table:table-cell office:value-type="float" office:value="8.195068359375">
                <text:p>8.195068359375</text:p>
              </table:table-cell>
              <table:table-cell office:value-type="float" office:value="0.8729248046875">
                <text:p>0.8729248046875</text:p>
              </table:table-cell>
              <table:table-cell office:value-type="float" office:value="-3.8123779296875">
                <text:p>-3.8123779296875</text:p>
              </table:table-cell>
              <table:table-cell office:value-type="float" office:value="-12.07421875">
                <text:p>-12.07421875</text:p>
              </table:table-cell>
              <table:table-cell office:value-type="float" office:value="-11.3524169921875">
                <text:p>-11.3524169921875</text:p>
              </table:table-cell>
              <table:table-cell office:value-type="float" office:value="-16.18359375">
                <text:p>-16.18359375</text:p>
              </table:table-cell>
              <table:table-cell office:value-type="float" office:value="-10.66796875">
                <text:p>-10.66796875</text:p>
              </table:table-cell>
              <table:table-cell office:value-type="float" office:value="-4.685302734375">
                <text:p>-4.685302734375</text:p>
              </table:table-cell>
              <table:table-cell office:value-type="float" office:value="2.0526123046875">
                <text:p>2.0526123046875</text:p>
              </table:table-cell>
              <table:table-cell office:value-type="float" office:value="1.7867431640625">
                <text:p>1.7867431640625</text:p>
              </table:table-cell>
              <table:table-cell office:value-type="float" office:value="8.7032470703125">
                <text:p>8.7032470703125</text:p>
              </table:table-cell>
              <table:table-cell office:value-type="float" office:value="11.4830322265625">
                <text:p>11.4830322265625</text:p>
              </table:table-cell>
              <table:table-cell office:value-type="float" office:value="17.271728515625">
                <text:p>17.271728515625</text:p>
              </table:table-cell>
              <table:table-cell office:value-type="float" office:value="18.11181640625">
                <text:p>18.11181640625</text:p>
              </table:table-cell>
              <table:table-cell office:value-type="float" office:value="21.1728515625">
                <text:p>21.1728515625</text:p>
              </table:table-cell>
              <table:table-cell office:value-type="float" office:value="23.5732421875">
                <text:p>23.57324218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4.9163818359375">
                <text:p>84.9163818359375</text:p>
              </table:table-cell>
              <table:table-cell office:value-type="float" office:value="83.819580078125">
                <text:p>83.819580078125</text:p>
              </table:table-cell>
              <table:table-cell office:value-type="float" office:value="83.1195068359375">
                <text:p>83.1195068359375</text:p>
              </table:table-cell>
              <table:table-cell office:value-type="float" office:value="83.3831787109375">
                <text:p>83.3831787109375</text:p>
              </table:table-cell>
              <table:table-cell office:value-type="float" office:value="84.1357421875">
                <text:p>84.1357421875</text:p>
              </table:table-cell>
              <table:table-cell office:value-type="float" office:value="86.2548828125">
                <text:p>86.2548828125</text:p>
              </table:table-cell>
              <table:table-cell office:value-type="float" office:value="89.1082763671875">
                <text:p>89.1082763671875</text:p>
              </table:table-cell>
              <table:table-cell office:value-type="float" office:value="91.9305419921875">
                <text:p>91.9305419921875</text:p>
              </table:table-cell>
              <table:table-cell office:value-type="float" office:value="95.5511474609375">
                <text:p>95.5511474609375</text:p>
              </table:table-cell>
              <table:table-cell office:value-type="float" office:value="99.9188232421875">
                <text:p>99.9188232421875</text:p>
              </table:table-cell>
              <table:table-cell office:value-type="float" office:value="104.442138671875">
                <text:p>104.442138671875</text:p>
              </table:table-cell>
              <table:table-cell office:value-type="float" office:value="108.59130859375">
                <text:p>108.59130859375</text:p>
              </table:table-cell>
              <table:table-cell office:value-type="float" office:value="111.355590820313">
                <text:p>111.355590820313</text:p>
              </table:table-cell>
              <table:table-cell office:value-type="float" office:value="112.207885742188">
                <text:p>112.207885742188</text:p>
              </table:table-cell>
              <table:table-cell office:value-type="float" office:value="109.2041015625">
                <text:p>109.2041015625</text:p>
              </table:table-cell>
              <table:table-cell office:value-type="float" office:value="104.369384765625">
                <text:p>104.369384765625</text:p>
              </table:table-cell>
              <table:table-cell office:value-type="float" office:value="97.3359375">
                <text:p>97.3359375</text:p>
              </table:table-cell>
              <table:table-cell office:value-type="float" office:value="88.3565673828125">
                <text:p>88.3565673828125</text:p>
              </table:table-cell>
              <table:table-cell office:value-type="float" office:value="79.326904296875">
                <text:p>79.326904296875</text:p>
              </table:table-cell>
              <table:table-cell office:value-type="float" office:value="71.861083984375">
                <text:p>71.861083984375</text:p>
              </table:table-cell>
              <table:table-cell office:value-type="float" office:value="67.83056640625">
                <text:p>67.83056640625</text:p>
              </table:table-cell>
              <table:table-cell office:value-type="float" office:value="71.8231201171875">
                <text:p>71.8231201171875</text:p>
              </table:table-cell>
              <table:table-cell office:value-type="float" office:value="83.751708984375">
                <text:p>83.751708984375</text:p>
              </table:table-cell>
              <table:table-cell office:value-type="float" office:value="99.035888671875">
                <text:p>99.035888671875</text:p>
              </table:table-cell>
              <table:table-cell office:value-type="float" office:value="121.838012695312">
                <text:p>121.838012695312</text:p>
              </table:table-cell>
              <table:table-cell office:value-type="float" office:value="149.309448242187">
                <text:p>149.309448242187</text:p>
              </table:table-cell>
              <table:table-cell office:value-type="float" office:value="178.516235351562">
                <text:p>178.516235351562</text:p>
              </table:table-cell>
              <table:table-cell office:value-type="float" office:value="202.398315429687">
                <text:p>202.398315429687</text:p>
              </table:table-cell>
              <table:table-cell office:value-type="float" office:value="220.748413085938">
                <text:p>220.748413085938</text:p>
              </table:table-cell>
              <table:table-cell office:value-type="float" office:value="229.385131835937">
                <text:p>229.385131835937</text:p>
              </table:table-cell>
              <table:table-cell office:value-type="float" office:value="223.428100585937">
                <text:p>223.428100585937</text:p>
              </table:table-cell>
              <table:table-cell office:value-type="float" office:value="215.443725585937">
                <text:p>215.443725585937</text:p>
              </table:table-cell>
              <table:table-cell office:value-type="float" office:value="191.948852539062">
                <text:p>191.948852539062</text:p>
              </table:table-cell>
              <table:table-cell office:value-type="float" office:value="157.766235351563">
                <text:p>157.766235351563</text:p>
              </table:table-cell>
              <table:table-cell office:value-type="float" office:value="115.644287109375">
                <text:p>115.644287109375</text:p>
              </table:table-cell>
              <table:table-cell office:value-type="float" office:value="65.0047607421875">
                <text:p>65.0047607421875</text:p>
              </table:table-cell>
              <table:table-cell office:value-type="float" office:value="19.775634765625">
                <text:p>19.775634765625</text:p>
              </table:table-cell>
              <table:table-cell office:value-type="float" office:value="-25.74462890625">
                <text:p>-25.74462890625</text:p>
              </table:table-cell>
              <table:table-cell office:value-type="float" office:value="-51.942138671875">
                <text:p>-51.942138671875</text:p>
              </table:table-cell>
              <table:table-cell office:value-type="float" office:value="-70.9876708984375">
                <text:p>-70.9876708984375</text:p>
              </table:table-cell>
              <table:table-cell office:value-type="float" office:value="-72.1505126953125">
                <text:p>-72.1505126953125</text:p>
              </table:table-cell>
              <table:table-cell office:value-type="float" office:value="-69.9185791015625">
                <text:p>-69.9185791015625</text:p>
              </table:table-cell>
              <table:table-cell office:value-type="float" office:value="-54.5513916015625">
                <text:p>-54.5513916015625</text:p>
              </table:table-cell>
              <table:table-cell office:value-type="float" office:value="-29.1976318359375">
                <text:p>-29.1976318359375</text:p>
              </table:table-cell>
              <table:table-cell office:value-type="float" office:value="0.918701171875">
                <text:p>0.918701171875</text:p>
              </table:table-cell>
              <table:table-cell office:value-type="float" office:value="24.89013671875">
                <text:p>24.89013671875</text:p>
              </table:table-cell>
              <table:table-cell office:value-type="float" office:value="44.5770263671875">
                <text:p>44.5770263671875</text:p>
              </table:table-cell>
              <table:table-cell office:value-type="float" office:value="62.5672607421875">
                <text:p>62.5672607421875</text:p>
              </table:table-cell>
              <table:table-cell office:value-type="float" office:value="62.7733154296875">
                <text:p>62.7733154296875</text:p>
              </table:table-cell>
              <table:table-cell office:value-type="float" office:value="64.3941650390625">
                <text:p>64.3941650390625</text:p>
              </table:table-cell>
              <table:table-cell office:value-type="float" office:value="48.1378173828125">
                <text:p>48.1378173828125</text:p>
              </table:table-cell>
              <table:table-cell office:value-type="float" office:value="29.2718505859375">
                <text:p>29.2718505859375</text:p>
              </table:table-cell>
              <table:table-cell office:value-type="float" office:value="0.0733642578125">
                <text:p>0.0733642578125</text:p>
              </table:table-cell>
              <table:table-cell office:value-type="float" office:value="-28.8623046875">
                <text:p>-28.8623046875</text:p>
              </table:table-cell>
              <table:table-cell office:value-type="float" office:value="-49.496337890625">
                <text:p>-49.496337890625</text:p>
              </table:table-cell>
              <table:table-cell office:value-type="float" office:value="-61.66015625">
                <text:p>-61.66015625</text:p>
              </table:table-cell>
              <table:table-cell office:value-type="float" office:value="-58.2996826171875">
                <text:p>-58.2996826171875</text:p>
              </table:table-cell>
              <table:table-cell office:value-type="float" office:value="-39.604248046875">
                <text:p>-39.604248046875</text:p>
              </table:table-cell>
              <table:table-cell office:value-type="float" office:value="-9.5806884765625">
                <text:p>-9.5806884765625</text:p>
              </table:table-cell>
              <table:table-cell office:value-type="float" office:value="22.8052978515625">
                <text:p>22.8052978515625</text:p>
              </table:table-cell>
              <table:table-cell office:value-type="float" office:value="58.4749755859375">
                <text:p>58.4749755859375</text:p>
              </table:table-cell>
              <table:table-cell office:value-type="float" office:value="99.0394287109375">
                <text:p>99.0394287109375</text:p>
              </table:table-cell>
              <table:table-cell office:value-type="float" office:value="131.26416015625">
                <text:p>131.26416015625</text:p>
              </table:table-cell>
              <table:table-cell office:value-type="float" office:value="154.501953125">
                <text:p>154.501953125</text:p>
              </table:table-cell>
              <table:table-cell office:value-type="float" office:value="159.656005859375">
                <text:p>159.656005859375</text:p>
              </table:table-cell>
              <table:table-cell office:value-type="float" office:value="157.671630859375">
                <text:p>157.671630859375</text:p>
              </table:table-cell>
              <table:table-cell office:value-type="float" office:value="130.113403320312">
                <text:p>130.113403320312</text:p>
              </table:table-cell>
              <table:table-cell office:value-type="float" office:value="102.375122070313">
                <text:p>102.375122070313</text:p>
              </table:table-cell>
              <table:table-cell office:value-type="float" office:value="61.20849609375">
                <text:p>61.20849609375</text:p>
              </table:table-cell>
              <table:table-cell office:value-type="float" office:value="21.531982421875">
                <text:p>21.531982421875</text:p>
              </table:table-cell>
              <table:table-cell office:value-type="float" office:value="-13.8843994140625">
                <text:p>-13.8843994140625</text:p>
              </table:table-cell>
              <table:table-cell office:value-type="float" office:value="-55.4906005859375">
                <text:p>-55.4906005859375</text:p>
              </table:table-cell>
              <table:table-cell office:value-type="float" office:value="-76.017822265625">
                <text:p>-76.017822265625</text:p>
              </table:table-cell>
              <table:table-cell office:value-type="float" office:value="-85.2669677734375">
                <text:p>-85.2669677734375</text:p>
              </table:table-cell>
              <table:table-cell office:value-type="float" office:value="-72.5086669921875">
                <text:p>-72.5086669921875</text:p>
              </table:table-cell>
              <table:table-cell office:value-type="float" office:value="-42.2154541015625">
                <text:p>-42.2154541015625</text:p>
              </table:table-cell>
              <table:table-cell office:value-type="float" office:value="0.01025390625">
                <text:p>0.01025390625</text:p>
              </table:table-cell>
              <table:table-cell office:value-type="float" office:value="41.675048828125">
                <text:p>41.675048828125</text:p>
              </table:table-cell>
              <table:table-cell office:value-type="float" office:value="79.4554443359375">
                <text:p>79.4554443359375</text:p>
              </table:table-cell>
              <table:table-cell office:value-type="float" office:value="122.311889648438">
                <text:p>122.311889648438</text:p>
              </table:table-cell>
              <table:table-cell office:value-type="float" office:value="153.15673828125">
                <text:p>153.15673828125</text:p>
              </table:table-cell>
              <table:table-cell office:value-type="float" office:value="172.90478515625">
                <text:p>172.90478515625</text:p>
              </table:table-cell>
              <table:table-cell office:value-type="float" office:value="173.487915039063">
                <text:p>173.487915039063</text:p>
              </table:table-cell>
              <table:table-cell office:value-type="float" office:value="165.917846679688">
                <text:p>165.917846679688</text:p>
              </table:table-cell>
              <table:table-cell office:value-type="float" office:value="133.095458984375">
                <text:p>133.095458984375</text:p>
              </table:table-cell>
              <table:table-cell office:value-type="float" office:value="100.539306640625">
                <text:p>100.539306640625</text:p>
              </table:table-cell>
              <table:table-cell office:value-type="float" office:value="57.032470703125">
                <text:p>57.032470703125</text:p>
              </table:table-cell>
              <table:table-cell office:value-type="float" office:value="14.8260498046875">
                <text:p>14.8260498046875</text:p>
              </table:table-cell>
              <table:table-cell office:value-type="float" office:value="-20.542724609375">
                <text:p>-20.542724609375</text:p>
              </table:table-cell>
              <table:table-cell office:value-type="float" office:value="-61.359130859375">
                <text:p>-61.359130859375</text:p>
              </table:table-cell>
              <table:table-cell office:value-type="float" office:value="-79.4052734375">
                <text:p>-79.4052734375</text:p>
              </table:table-cell>
              <table:table-cell office:value-type="float" office:value="-86.0555419921875">
                <text:p>-86.0555419921875</text:p>
              </table:table-cell>
              <table:table-cell office:value-type="float" office:value="-70.58544921875">
                <text:p>-70.58544921875</text:p>
              </table:table-cell>
              <table:table-cell office:value-type="float" office:value="-38.81396484375">
                <text:p>-38.81396484375</text:p>
              </table:table-cell>
              <table:table-cell office:value-type="float" office:value="3.3714599609375">
                <text:p>3.3714599609375</text:p>
              </table:table-cell>
              <table:table-cell office:value-type="float" office:value="44.30810546875">
                <text:p>44.30810546875</text:p>
              </table:table-cell>
              <table:table-cell office:value-type="float" office:value="79.9681396484375">
                <text:p>79.9681396484375</text:p>
              </table:table-cell>
              <table:table-cell office:value-type="float" office:value="120.6376953125">
                <text:p>120.6376953125</text:p>
              </table:table-cell>
              <table:table-cell office:value-type="float" office:value="148.096313476562">
                <text:p>148.096313476562</text:p>
              </table:table-cell>
              <table:table-cell office:value-type="float" office:value="163.538330078125">
                <text:p>163.538330078125</text:p>
              </table:table-cell>
              <table:table-cell office:value-type="float" office:value="159.148315429687">
                <text:p>159.148315429687</text:p>
              </table:table-cell>
              <table:table-cell office:value-type="float" office:value="147.099487304687">
                <text:p>147.099487304687</text:p>
              </table:table-cell>
              <table:table-cell office:value-type="float" office:value="110.980590820313">
                <text:p>110.980590820313</text:p>
              </table:table-cell>
              <table:table-cell office:value-type="float" office:value="77.5166015625">
                <text:p>77.5166015625</text:p>
              </table:table-cell>
              <table:table-cell office:value-type="float" office:value="36.65283203125">
                <text:p>36.65283203125</text:p>
              </table:table-cell>
              <table:table-cell office:value-type="float" office:value="-1.290771484375">
                <text:p>-1.290771484375</text:p>
              </table:table-cell>
              <table:table-cell office:value-type="float" office:value="-30.3896484375">
                <text:p>-30.3896484375</text:p>
              </table:table-cell>
              <table:table-cell office:value-type="float" office:value="-63.784423828125">
                <text:p>-63.784423828125</text:p>
              </table:table-cell>
              <table:table-cell office:value-type="float" office:value="-73.7193603515625">
                <text:p>-73.7193603515625</text:p>
              </table:table-cell>
              <table:table-cell office:value-type="float" office:value="-73.9786376953125">
                <text:p>-73.9786376953125</text:p>
              </table:table-cell>
              <table:table-cell office:value-type="float" office:value="-55.32763671875">
                <text:p>-55.32763671875</text:p>
              </table:table-cell>
              <table:table-cell office:value-type="float" office:value="-27.2615966796875">
                <text:p>-27.2615966796875</text:p>
              </table:table-cell>
              <table:table-cell office:value-type="float" office:value="3.7115478515625">
                <text:p>3.7115478515625</text:p>
              </table:table-cell>
              <table:table-cell office:value-type="float" office:value="31.8291015625">
                <text:p>31.8291015625</text:p>
              </table:table-cell>
              <table:table-cell office:value-type="float" office:value="47.21826171875">
                <text:p>47.21826171875</text:p>
              </table:table-cell>
              <table:table-cell office:value-type="float" office:value="63.9901123046875">
                <text:p>63.9901123046875</text:p>
              </table:table-cell>
              <table:table-cell office:value-type="float" office:value="65.1239013671875">
                <text:p>65.1239013671875</text:p>
              </table:table-cell>
              <table:table-cell office:value-type="float" office:value="61.257080078125">
                <text:p>61.257080078125</text:p>
              </table:table-cell>
              <table:table-cell office:value-type="float" office:value="42.842041015625">
                <text:p>42.842041015625</text:p>
              </table:table-cell>
              <table:table-cell office:value-type="float" office:value="26.086181640625">
                <text:p>26.086181640625</text:p>
              </table:table-cell>
              <table:table-cell office:value-type="float" office:value="-1.0919189453125">
                <text:p>-1.0919189453125</text:p>
              </table:table-cell>
              <table:table-cell office:value-type="float" office:value="-25.9442138671875">
                <text:p>-25.9442138671875</text:p>
              </table:table-cell>
              <table:table-cell office:value-type="float" office:value="-46.0919189453125">
                <text:p>-46.0919189453125</text:p>
              </table:table-cell>
              <table:table-cell office:value-type="float" office:value="-54.7705078125">
                <text:p>-54.7705078125</text:p>
              </table:table-cell>
              <table:table-cell office:value-type="float" office:value="-48.697998046875">
                <text:p>-48.697998046875</text:p>
              </table:table-cell>
              <table:table-cell office:value-type="float" office:value="-40.53857421875">
                <text:p>-40.53857421875</text:p>
              </table:table-cell>
              <table:table-cell office:value-type="float" office:value="-14.1680908203125">
                <text:p>-14.1680908203125</text:p>
              </table:table-cell>
              <table:table-cell office:value-type="float" office:value="23.14892578125">
                <text:p>23.14892578125</text:p>
              </table:table-cell>
              <table:table-cell office:value-type="float" office:value="64.445068359375">
                <text:p>64.445068359375</text:p>
              </table:table-cell>
              <table:table-cell office:value-type="float" office:value="114.950439453125">
                <text:p>114.950439453125</text:p>
              </table:table-cell>
              <table:table-cell office:value-type="float" office:value="159.61376953125">
                <text:p>159.61376953125</text:p>
              </table:table-cell>
              <table:table-cell office:value-type="float" office:value="200.266235351562">
                <text:p>200.266235351562</text:p>
              </table:table-cell>
              <table:table-cell office:value-type="float" office:value="223.607666015625">
                <text:p>223.607666015625</text:p>
              </table:table-cell>
              <table:table-cell office:value-type="float" office:value="241.137451171875">
                <text:p>241.137451171875</text:p>
              </table:table-cell>
              <table:table-cell office:value-type="float" office:value="242.721435546875">
                <text:p>242.721435546875</text:p>
              </table:table-cell>
              <table:table-cell office:value-type="float" office:value="238.04248046875">
                <text:p>238.04248046875</text:p>
              </table:table-cell>
              <table:table-cell office:value-type="float" office:value="219.013427734375">
                <text:p>219.013427734375</text:p>
              </table:table-cell>
              <table:table-cell office:value-type="float" office:value="192.62255859375">
                <text:p>192.62255859375</text:p>
              </table:table-cell>
              <table:table-cell office:value-type="float" office:value="159.562866210937">
                <text:p>159.562866210937</text:p>
              </table:table-cell>
              <table:table-cell office:value-type="float" office:value="125.15283203125">
                <text:p>125.15283203125</text:p>
              </table:table-cell>
              <table:table-cell office:value-type="float" office:value="97.7191162109375">
                <text:p>97.7191162109375</text:p>
              </table:table-cell>
              <table:table-cell office:value-type="float" office:value="73.6763916015625">
                <text:p>73.6763916015625</text:p>
              </table:table-cell>
              <table:table-cell office:value-type="float" office:value="66.8729248046875">
                <text:p>66.8729248046875</text:p>
              </table:table-cell>
              <table:table-cell office:value-type="float" office:value="53.6099853515625">
                <text:p>53.6099853515625</text:p>
              </table:table-cell>
              <table:table-cell office:value-type="float" office:value="55.1038818359375">
                <text:p>55.1038818359375</text:p>
              </table:table-cell>
              <table:table-cell office:value-type="float" office:value="59.7872314453125">
                <text:p>59.7872314453125</text:p>
              </table:table-cell>
              <table:table-cell office:value-type="float" office:value="70.8026123046875">
                <text:p>70.8026123046875</text:p>
              </table:table-cell>
              <table:table-cell office:value-type="float" office:value="84.9267578125">
                <text:p>84.9267578125</text:p>
              </table:table-cell>
              <table:table-cell office:value-type="float" office:value="97.0439453125">
                <text:p>97.0439453125</text:p>
              </table:table-cell>
              <table:table-cell office:value-type="float" office:value="108.059692382813">
                <text:p>108.059692382813</text:p>
              </table:table-cell>
              <table:table-cell office:value-type="float" office:value="110.581298828125">
                <text:p>110.581298828125</text:p>
              </table:table-cell>
              <table:table-cell office:value-type="float" office:value="113.499145507812">
                <text:p>113.499145507812</text:p>
              </table:table-cell>
              <table:table-cell office:value-type="float" office:value="112.3759765625">
                <text:p>112.3759765625</text:p>
              </table:table-cell>
              <table:table-cell office:value-type="float" office:value="108.908813476562">
                <text:p>108.908813476562</text:p>
              </table:table-cell>
              <table:table-cell office:value-type="float" office:value="103.934448242187">
                <text:p>103.934448242187</text:p>
              </table:table-cell>
              <table:table-cell office:value-type="float" office:value="97.6241455078125">
                <text:p>97.6241455078125</text:p>
              </table:table-cell>
              <table:table-cell office:value-type="float" office:value="92.2227783203125">
                <text:p>92.2227783203125</text:p>
              </table:table-cell>
              <table:table-cell office:value-type="float" office:value="87.2547607421875">
                <text:p>87.2547607421875</text:p>
              </table:table-cell>
              <table:table-cell office:value-type="float" office:value="84.6484375">
                <text:p>84.6484375</text:p>
              </table:table-cell>
              <table:table-cell office:value-type="float" office:value="81.6412353515625">
                <text:p>81.6412353515625</text:p>
              </table:table-cell>
              <table:table-cell office:value-type="float" office:value="80.8306884765625">
                <text:p>80.8306884765625</text:p>
              </table:table-cell>
              <table:table-cell office:value-type="float" office:value="80.4522705078125">
                <text:p>80.45227050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